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772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1.1429in"/>
    </style:style>
    <style:style style:name="co5" style:family="table-column">
      <style:table-column-properties fo:break-before="auto" style:column-width="1.2508in"/>
    </style:style>
    <style:style style:name="co6" style:family="table-column">
      <style:table-column-properties fo:break-before="auto" style:column-width="0.9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number-columns-repeated="119" table:default-cell-style-name="Default"/>
        <table:table-row table:style-name="ro1">
          <table:table-cell office:value-type="string" calcext:value-type="string">
            <text:p>10 bit base</text:p>
          </table:table-cell>
          <table:table-cell table:number-columns-repeated="127"/>
        </table:table-row>
        <table:table-row table:style-name="ro1">
          <table:table-cell table:number-columns-repeated="128"/>
        </table:table-row>
        <table:table-row table:style-name="ro1">
          <table:table-cell table:number-columns-repeated="17" office:value-type="float" office:value="1023" calcext:value-type="float">
            <text:p>1023</text:p>
          </table:table-cell>
          <table:table-cell office:value-type="float" office:value="938" calcext:value-type="float">
            <text:p>938</text:p>
          </table:table-cell>
          <table:table-cell office:value-type="float" office:value="858" calcext:value-type="float">
            <text:p>858</text:p>
          </table:table-cell>
          <table:table-cell office:value-type="float" office:value="781" calcext:value-type="float">
            <text:p>781</text:p>
          </table:table-cell>
          <table:table-cell office:value-type="float" office:value="705" calcext:value-type="float">
            <text:p>705</text:p>
          </table:table-cell>
          <table:table-cell office:value-type="float" office:value="658" calcext:value-type="float">
            <text:p>658</text:p>
          </table:table-cell>
          <table:table-cell office:value-type="float" office:value="611" calcext:value-type="float">
            <text:p>611</text:p>
          </table:table-cell>
          <table:table-cell office:value-type="float" office:value="563" calcext:value-type="float">
            <text:p>563</text:p>
          </table:table-cell>
          <table:table-cell office:value-type="float" office:value="515" calcext:value-type="float">
            <text:p>515</text:p>
          </table:table-cell>
          <table:table-cell office:value-type="float" office:value="467" calcext:value-type="float">
            <text:p>467</text:p>
          </table:table-cell>
          <table:table-cell office:value-type="float" office:value="418" calcext:value-type="float">
            <text:p>418</text:p>
          </table:table-cell>
          <table:table-cell office:value-type="float" office:value="369" calcext:value-type="float">
            <text:p>369</text:p>
          </table:table-cell>
          <table:table-cell office:value-type="float" office:value="320" calcext:value-type="float">
            <text:p>320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10" calcext:value-type="float">
            <text:p>210</text:p>
          </table:table-cell>
          <table:table-cell office:value-type="float" office:value="265" calcext:value-type="float">
            <text:p>265</text:p>
          </table:table-cell>
          <table:table-cell office:value-type="float" office:value="320" calcext:value-type="float">
            <text:p>320</text:p>
          </table:table-cell>
          <table:table-cell office:value-type="float" office:value="369" calcext:value-type="float">
            <text:p>369</text:p>
          </table:table-cell>
          <table:table-cell office:value-type="float" office:value="418" calcext:value-type="float">
            <text:p>418</text:p>
          </table:table-cell>
          <table:table-cell office:value-type="float" office:value="467" calcext:value-type="float">
            <text:p>467</text:p>
          </table:table-cell>
          <table:table-cell office:value-type="float" office:value="515" calcext:value-type="float">
            <text:p>515</text:p>
          </table:table-cell>
          <table:table-cell office:value-type="float" office:value="563" calcext:value-type="float">
            <text:p>563</text:p>
          </table:table-cell>
          <table:table-cell office:value-type="float" office:value="611" calcext:value-type="float">
            <text:p>611</text:p>
          </table:table-cell>
          <table:table-cell office:value-type="float" office:value="658" calcext:value-type="float">
            <text:p>658</text:p>
          </table:table-cell>
          <table:table-cell office:value-type="float" office:value="705" calcext:value-type="float">
            <text:p>705</text:p>
          </table:table-cell>
          <table:table-cell office:value-type="float" office:value="781" calcext:value-type="float">
            <text:p>781</text:p>
          </table:table-cell>
          <table:table-cell office:value-type="float" office:value="858" calcext:value-type="float">
            <text:p>858</text:p>
          </table:table-cell>
          <table:table-cell office:value-type="float" office:value="938" calcext:value-type="float">
            <text:p>938</text:p>
          </table:table-cell>
          <table:table-cell table:number-columns-repeated="33" office:value-type="float" office:value="1023" calcext:value-type="float">
            <text:p>1023</text:p>
          </table:table-cell>
          <table:table-cell office:value-type="float" office:value="938" calcext:value-type="float">
            <text:p>938</text:p>
          </table:table-cell>
          <table:table-cell office:value-type="float" office:value="858" calcext:value-type="float">
            <text:p>858</text:p>
          </table:table-cell>
          <table:table-cell office:value-type="float" office:value="781" calcext:value-type="float">
            <text:p>781</text:p>
          </table:table-cell>
          <table:table-cell office:value-type="float" office:value="705" calcext:value-type="float">
            <text:p>705</text:p>
          </table:table-cell>
          <table:table-cell office:value-type="float" office:value="658" calcext:value-type="float">
            <text:p>658</text:p>
          </table:table-cell>
          <table:table-cell office:value-type="float" office:value="611" calcext:value-type="float">
            <text:p>611</text:p>
          </table:table-cell>
          <table:table-cell office:value-type="float" office:value="563" calcext:value-type="float">
            <text:p>563</text:p>
          </table:table-cell>
          <table:table-cell office:value-type="float" office:value="515" calcext:value-type="float">
            <text:p>515</text:p>
          </table:table-cell>
          <table:table-cell office:value-type="float" office:value="467" calcext:value-type="float">
            <text:p>467</text:p>
          </table:table-cell>
          <table:table-cell office:value-type="float" office:value="418" calcext:value-type="float">
            <text:p>418</text:p>
          </table:table-cell>
          <table:table-cell office:value-type="float" office:value="369" calcext:value-type="float">
            <text:p>369</text:p>
          </table:table-cell>
          <table:table-cell office:value-type="float" office:value="320" calcext:value-type="float">
            <text:p>320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10" calcext:value-type="float">
            <text:p>210</text:p>
          </table:table-cell>
          <table:table-cell office:value-type="float" office:value="265" calcext:value-type="float">
            <text:p>265</text:p>
          </table:table-cell>
          <table:table-cell office:value-type="float" office:value="320" calcext:value-type="float">
            <text:p>320</text:p>
          </table:table-cell>
          <table:table-cell office:value-type="float" office:value="369" calcext:value-type="float">
            <text:p>369</text:p>
          </table:table-cell>
          <table:table-cell office:value-type="float" office:value="418" calcext:value-type="float">
            <text:p>418</text:p>
          </table:table-cell>
          <table:table-cell office:value-type="float" office:value="467" calcext:value-type="float">
            <text:p>467</text:p>
          </table:table-cell>
          <table:table-cell office:value-type="float" office:value="515" calcext:value-type="float">
            <text:p>515</text:p>
          </table:table-cell>
          <table:table-cell office:value-type="float" office:value="563" calcext:value-type="float">
            <text:p>563</text:p>
          </table:table-cell>
          <table:table-cell office:value-type="float" office:value="611" calcext:value-type="float">
            <text:p>611</text:p>
          </table:table-cell>
          <table:table-cell office:value-type="float" office:value="658" calcext:value-type="float">
            <text:p>658</text:p>
          </table:table-cell>
          <table:table-cell office:value-type="float" office:value="705" calcext:value-type="float">
            <text:p>705</text:p>
          </table:table-cell>
          <table:table-cell office:value-type="float" office:value="781" calcext:value-type="float">
            <text:p>781</text:p>
          </table:table-cell>
          <table:table-cell office:value-type="float" office:value="858" calcext:value-type="float">
            <text:p>858</text:p>
          </table:table-cell>
          <table:table-cell office:value-type="float" office:value="938" calcext:value-type="float">
            <text:p>938</text:p>
          </table:table-cell>
          <table:table-cell table:number-columns-repeated="16"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10" calcext:value-type="float">
            <text:p>210</text:p>
          </table:table-cell>
          <table:table-cell office:value-type="float" office:value="265" calcext:value-type="float">
            <text:p>265</text:p>
          </table:table-cell>
          <table:table-cell office:value-type="float" office:value="320" calcext:value-type="float">
            <text:p>320</text:p>
          </table:table-cell>
          <table:table-cell office:value-type="float" office:value="369" calcext:value-type="float">
            <text:p>369</text:p>
          </table:table-cell>
          <table:table-cell office:value-type="float" office:value="418" calcext:value-type="float">
            <text:p>418</text:p>
          </table:table-cell>
          <table:table-cell office:value-type="float" office:value="467" calcext:value-type="float">
            <text:p>467</text:p>
          </table:table-cell>
          <table:table-cell office:value-type="float" office:value="515" calcext:value-type="float">
            <text:p>515</text:p>
          </table:table-cell>
          <table:table-cell office:value-type="float" office:value="563" calcext:value-type="float">
            <text:p>563</text:p>
          </table:table-cell>
          <table:table-cell office:value-type="float" office:value="611" calcext:value-type="float">
            <text:p>611</text:p>
          </table:table-cell>
          <table:table-cell office:value-type="float" office:value="658" calcext:value-type="float">
            <text:p>658</text:p>
          </table:table-cell>
          <table:table-cell office:value-type="float" office:value="705" calcext:value-type="float">
            <text:p>705</text:p>
          </table:table-cell>
          <table:table-cell office:value-type="float" office:value="781" calcext:value-type="float">
            <text:p>781</text:p>
          </table:table-cell>
          <table:table-cell office:value-type="float" office:value="858" calcext:value-type="float">
            <text:p>858</text:p>
          </table:table-cell>
          <table:table-cell office:value-type="float" office:value="938" calcext:value-type="float">
            <text:p>938</text:p>
          </table:table-cell>
          <table:table-cell table:number-columns-repeated="33" office:value-type="float" office:value="1023" calcext:value-type="float">
            <text:p>1023</text:p>
          </table:table-cell>
          <table:table-cell office:value-type="float" office:value="938" calcext:value-type="float">
            <text:p>938</text:p>
          </table:table-cell>
          <table:table-cell office:value-type="float" office:value="858" calcext:value-type="float">
            <text:p>858</text:p>
          </table:table-cell>
          <table:table-cell office:value-type="float" office:value="781" calcext:value-type="float">
            <text:p>781</text:p>
          </table:table-cell>
          <table:table-cell office:value-type="float" office:value="705" calcext:value-type="float">
            <text:p>705</text:p>
          </table:table-cell>
          <table:table-cell office:value-type="float" office:value="658" calcext:value-type="float">
            <text:p>658</text:p>
          </table:table-cell>
          <table:table-cell office:value-type="float" office:value="611" calcext:value-type="float">
            <text:p>611</text:p>
          </table:table-cell>
          <table:table-cell office:value-type="float" office:value="563" calcext:value-type="float">
            <text:p>563</text:p>
          </table:table-cell>
          <table:table-cell office:value-type="float" office:value="515" calcext:value-type="float">
            <text:p>515</text:p>
          </table:table-cell>
          <table:table-cell office:value-type="float" office:value="467" calcext:value-type="float">
            <text:p>467</text:p>
          </table:table-cell>
          <table:table-cell office:value-type="float" office:value="418" calcext:value-type="float">
            <text:p>418</text:p>
          </table:table-cell>
          <table:table-cell office:value-type="float" office:value="369" calcext:value-type="float">
            <text:p>369</text:p>
          </table:table-cell>
          <table:table-cell office:value-type="float" office:value="320" calcext:value-type="float">
            <text:p>320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10" calcext:value-type="float">
            <text:p>210</text:p>
          </table:table-cell>
          <table:table-cell office:value-type="float" office:value="265" calcext:value-type="float">
            <text:p>265</text:p>
          </table:table-cell>
          <table:table-cell office:value-type="float" office:value="320" calcext:value-type="float">
            <text:p>320</text:p>
          </table:table-cell>
          <table:table-cell office:value-type="float" office:value="369" calcext:value-type="float">
            <text:p>369</text:p>
          </table:table-cell>
          <table:table-cell office:value-type="float" office:value="418" calcext:value-type="float">
            <text:p>418</text:p>
          </table:table-cell>
          <table:table-cell office:value-type="float" office:value="467" calcext:value-type="float">
            <text:p>467</text:p>
          </table:table-cell>
          <table:table-cell office:value-type="float" office:value="515" calcext:value-type="float">
            <text:p>515</text:p>
          </table:table-cell>
          <table:table-cell office:value-type="float" office:value="563" calcext:value-type="float">
            <text:p>563</text:p>
          </table:table-cell>
          <table:table-cell office:value-type="float" office:value="611" calcext:value-type="float">
            <text:p>611</text:p>
          </table:table-cell>
          <table:table-cell office:value-type="float" office:value="658" calcext:value-type="float">
            <text:p>658</text:p>
          </table:table-cell>
          <table:table-cell office:value-type="float" office:value="705" calcext:value-type="float">
            <text:p>705</text:p>
          </table:table-cell>
          <table:table-cell office:value-type="float" office:value="781" calcext:value-type="float">
            <text:p>781</text:p>
          </table:table-cell>
          <table:table-cell office:value-type="float" office:value="858" calcext:value-type="float">
            <text:p>858</text:p>
          </table:table-cell>
          <table:table-cell office:value-type="float" office:value="938" calcext:value-type="float">
            <text:p>938</text:p>
          </table:table-cell>
          <table:table-cell table:number-columns-repeated="33" office:value-type="float" office:value="1023" calcext:value-type="float">
            <text:p>1023</text:p>
          </table:table-cell>
          <table:table-cell office:value-type="float" office:value="938" calcext:value-type="float">
            <text:p>938</text:p>
          </table:table-cell>
          <table:table-cell office:value-type="float" office:value="858" calcext:value-type="float">
            <text:p>858</text:p>
          </table:table-cell>
          <table:table-cell office:value-type="float" office:value="781" calcext:value-type="float">
            <text:p>781</text:p>
          </table:table-cell>
          <table:table-cell office:value-type="float" office:value="705" calcext:value-type="float">
            <text:p>705</text:p>
          </table:table-cell>
          <table:table-cell office:value-type="float" office:value="658" calcext:value-type="float">
            <text:p>658</text:p>
          </table:table-cell>
          <table:table-cell office:value-type="float" office:value="611" calcext:value-type="float">
            <text:p>611</text:p>
          </table:table-cell>
          <table:table-cell office:value-type="float" office:value="563" calcext:value-type="float">
            <text:p>563</text:p>
          </table:table-cell>
          <table:table-cell office:value-type="float" office:value="515" calcext:value-type="float">
            <text:p>515</text:p>
          </table:table-cell>
          <table:table-cell office:value-type="float" office:value="467" calcext:value-type="float">
            <text:p>467</text:p>
          </table:table-cell>
          <table:table-cell office:value-type="float" office:value="418" calcext:value-type="float">
            <text:p>418</text:p>
          </table:table-cell>
          <table:table-cell office:value-type="float" office:value="369" calcext:value-type="float">
            <text:p>369</text:p>
          </table:table-cell>
          <table:table-cell office:value-type="float" office:value="320" calcext:value-type="float">
            <text:p>320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128"/>
        </table:table-row>
        <table:table-row table:style-name="ro1">
          <table:table-cell table:number-columns-repeated="2"/>
          <table:table-cell office:value-type="string" calcext:value-type="string">
            <text:p>From Max</text:p>
          </table:table-cell>
          <table:table-cell/>
          <table:table-cell office:value-type="float" office:value="1023" calcext:value-type="float">
            <text:p>1023</text:p>
          </table:table-cell>
          <table:table-cell/>
          <table:table-cell office:value-type="string" calcext:value-type="string">
            <text:p>To max</text:p>
          </table:table-cell>
          <table:table-cell/>
          <table:table-cell office:value-type="float" office:value="399" calcext:value-type="float">
            <text:p>399</text:p>
          </table:table-cell>
          <table:table-cell table:number-columns-repeated="119"/>
        </table:table-row>
        <table:table-row table:style-name="ro1">
          <table:table-cell table:number-columns-repeated="2"/>
          <table:table-cell office:value-type="string" calcext:value-type="string">
            <text:p>From Min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o mi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9"/>
        </table:table-row>
        <table:table-row table:style-name="ro1">
          <table:table-cell table:number-columns-repeated="128"/>
        </table:table-row>
        <table:table-row table:style-name="ro1">
          <table:table-cell table:formula="of:=FLOOR((([.A3]-[.$E7])*([.$I6]-[.$I7])/([.$E6]-[.$E7]))+[.$I7];1)" office:value-type="float" office:value="399" calcext:value-type="float">
            <text:p>399</text:p>
          </table:table-cell>
          <table:table-cell table:formula="of:=FLOOR((([.B3]-[.$E7])*([.$I6]-[.$I7])/([.$E6]-[.$E7]))+[.$I7];1)" office:value-type="float" office:value="399" calcext:value-type="float">
            <text:p>399</text:p>
          </table:table-cell>
          <table:table-cell table:formula="of:=FLOOR((([.C3]-[.$E7])*([.$I6]-[.$I7])/([.$E6]-[.$E7]))+[.$I7];1)" office:value-type="float" office:value="399" calcext:value-type="float">
            <text:p>399</text:p>
          </table:table-cell>
          <table:table-cell table:formula="of:=FLOOR((([.D3]-[.$E7])*([.$I6]-[.$I7])/([.$E6]-[.$E7]))+[.$I7];1)" office:value-type="float" office:value="399" calcext:value-type="float">
            <text:p>399</text:p>
          </table:table-cell>
          <table:table-cell table:formula="of:=FLOOR((([.E3]-[.$E7])*([.$I6]-[.$I7])/([.$E6]-[.$E7]))+[.$I7];1)" office:value-type="float" office:value="399" calcext:value-type="float">
            <text:p>399</text:p>
          </table:table-cell>
          <table:table-cell table:formula="of:=FLOOR((([.F3]-[.$E7])*([.$I6]-[.$I7])/([.$E6]-[.$E7]))+[.$I7];1)" office:value-type="float" office:value="399" calcext:value-type="float">
            <text:p>399</text:p>
          </table:table-cell>
          <table:table-cell table:formula="of:=FLOOR((([.G3]-[.$E7])*([.$I6]-[.$I7])/([.$E6]-[.$E7]))+[.$I7];1)" office:value-type="float" office:value="399" calcext:value-type="float">
            <text:p>399</text:p>
          </table:table-cell>
          <table:table-cell table:formula="of:=FLOOR((([.H3]-[.$E7])*([.$I6]-[.$I7])/([.$E6]-[.$E7]))+[.$I7];1)" office:value-type="float" office:value="399" calcext:value-type="float">
            <text:p>399</text:p>
          </table:table-cell>
          <table:table-cell table:formula="of:=FLOOR((([.I3]-[.$E7])*([.$I6]-[.$I7])/([.$E6]-[.$E7]))+[.$I7];1)" office:value-type="float" office:value="399" calcext:value-type="float">
            <text:p>399</text:p>
          </table:table-cell>
          <table:table-cell table:formula="of:=FLOOR((([.J3]-[.$E7])*([.$I6]-[.$I7])/([.$E6]-[.$E7]))+[.$I7];1)" office:value-type="float" office:value="399" calcext:value-type="float">
            <text:p>399</text:p>
          </table:table-cell>
          <table:table-cell table:formula="of:=FLOOR((([.K3]-[.$E7])*([.$I6]-[.$I7])/([.$E6]-[.$E7]))+[.$I7];1)" office:value-type="float" office:value="399" calcext:value-type="float">
            <text:p>399</text:p>
          </table:table-cell>
          <table:table-cell table:formula="of:=FLOOR((([.L3]-[.$E7])*([.$I6]-[.$I7])/([.$E6]-[.$E7]))+[.$I7];1)" office:value-type="float" office:value="399" calcext:value-type="float">
            <text:p>399</text:p>
          </table:table-cell>
          <table:table-cell table:formula="of:=FLOOR((([.M3]-[.$E7])*([.$I6]-[.$I7])/([.$E6]-[.$E7]))+[.$I7];1)" office:value-type="float" office:value="399" calcext:value-type="float">
            <text:p>399</text:p>
          </table:table-cell>
          <table:table-cell table:formula="of:=FLOOR((([.N3]-[.$E7])*([.$I6]-[.$I7])/([.$E6]-[.$E7]))+[.$I7];1)" office:value-type="float" office:value="399" calcext:value-type="float">
            <text:p>399</text:p>
          </table:table-cell>
          <table:table-cell table:formula="of:=FLOOR((([.O3]-[.$E7])*([.$I6]-[.$I7])/([.$E6]-[.$E7]))+[.$I7];1)" office:value-type="float" office:value="399" calcext:value-type="float">
            <text:p>399</text:p>
          </table:table-cell>
          <table:table-cell table:formula="of:=FLOOR((([.P3]-[.$E7])*([.$I6]-[.$I7])/([.$E6]-[.$E7]))+[.$I7];1)" office:value-type="float" office:value="399" calcext:value-type="float">
            <text:p>399</text:p>
          </table:table-cell>
          <table:table-cell table:formula="of:=FLOOR((([.Q3]-[.$E7])*([.$I6]-[.$I7])/([.$E6]-[.$E7]))+[.$I7];1)" office:value-type="float" office:value="399" calcext:value-type="float">
            <text:p>399</text:p>
          </table:table-cell>
          <table:table-cell table:formula="of:=FLOOR((([.R3]-[.$E7])*([.$I6]-[.$I7])/([.$E6]-[.$E7]))+[.$I7];1)" office:value-type="float" office:value="365" calcext:value-type="float">
            <text:p>365</text:p>
          </table:table-cell>
          <table:table-cell table:formula="of:=FLOOR((([.S3]-[.$E7])*([.$I6]-[.$I7])/([.$E6]-[.$E7]))+[.$I7];1)" office:value-type="float" office:value="334" calcext:value-type="float">
            <text:p>334</text:p>
          </table:table-cell>
          <table:table-cell table:formula="of:=FLOOR((([.T3]-[.$E7])*([.$I6]-[.$I7])/([.$E6]-[.$E7]))+[.$I7];1)" office:value-type="float" office:value="304" calcext:value-type="float">
            <text:p>304</text:p>
          </table:table-cell>
          <table:table-cell table:formula="of:=FLOOR((([.U3]-[.$E7])*([.$I6]-[.$I7])/([.$E6]-[.$E7]))+[.$I7];1)" office:value-type="float" office:value="274" calcext:value-type="float">
            <text:p>274</text:p>
          </table:table-cell>
          <table:table-cell table:formula="of:=FLOOR((([.V3]-[.$E7])*([.$I6]-[.$I7])/([.$E6]-[.$E7]))+[.$I7];1)" office:value-type="float" office:value="256" calcext:value-type="float">
            <text:p>256</text:p>
          </table:table-cell>
          <table:table-cell table:formula="of:=FLOOR((([.W3]-[.$E7])*([.$I6]-[.$I7])/([.$E6]-[.$E7]))+[.$I7];1)" office:value-type="float" office:value="238" calcext:value-type="float">
            <text:p>238</text:p>
          </table:table-cell>
          <table:table-cell table:formula="of:=FLOOR((([.X3]-[.$E7])*([.$I6]-[.$I7])/([.$E6]-[.$E7]))+[.$I7];1)" office:value-type="float" office:value="219" calcext:value-type="float">
            <text:p>219</text:p>
          </table:table-cell>
          <table:table-cell table:formula="of:=FLOOR((([.Y3]-[.$E7])*([.$I6]-[.$I7])/([.$E6]-[.$E7]))+[.$I7];1)" office:value-type="float" office:value="200" calcext:value-type="float">
            <text:p>200</text:p>
          </table:table-cell>
          <table:table-cell table:formula="of:=FLOOR((([.Z3]-[.$E7])*([.$I6]-[.$I7])/([.$E6]-[.$E7]))+[.$I7];1)" office:value-type="float" office:value="182" calcext:value-type="float">
            <text:p>182</text:p>
          </table:table-cell>
          <table:table-cell table:formula="of:=FLOOR((([.AA3]-[.$E7])*([.$I6]-[.$I7])/([.$E6]-[.$E7]))+[.$I7];1)" office:value-type="float" office:value="163" calcext:value-type="float">
            <text:p>163</text:p>
          </table:table-cell>
          <table:table-cell table:formula="of:=FLOOR((([.AB3]-[.$E7])*([.$I6]-[.$I7])/([.$E6]-[.$E7]))+[.$I7];1)" office:value-type="float" office:value="143" calcext:value-type="float">
            <text:p>143</text:p>
          </table:table-cell>
          <table:table-cell table:formula="of:=FLOOR((([.AC3]-[.$E7])*([.$I6]-[.$I7])/([.$E6]-[.$E7]))+[.$I7];1)" office:value-type="float" office:value="124" calcext:value-type="float">
            <text:p>124</text:p>
          </table:table-cell>
          <table:table-cell table:formula="of:=FLOOR((([.AD3]-[.$E7])*([.$I6]-[.$I7])/([.$E6]-[.$E7]))+[.$I7];1)" office:value-type="float" office:value="103" calcext:value-type="float">
            <text:p>103</text:p>
          </table:table-cell>
          <table:table-cell table:formula="of:=FLOOR((([.AE3]-[.$E7])*([.$I6]-[.$I7])/([.$E6]-[.$E7]))+[.$I7];1)" office:value-type="float" office:value="81" calcext:value-type="float">
            <text:p>81</text:p>
          </table:table-cell>
          <table:table-cell table:formula="of:=FLOOR((([.AF3]-[.$E7])*([.$I6]-[.$I7])/([.$E6]-[.$E7]))+[.$I7];1)" office:value-type="float" office:value="51" calcext:value-type="float">
            <text:p>51</text:p>
          </table:table-cell>
          <table:table-cell table:formula="of:=FLOOR((([.AG3]-[.$E7])*([.$I6]-[.$I7])/([.$E6]-[.$E7]))+[.$I7];1)" office:value-type="float" office:value="0" calcext:value-type="float">
            <text:p>0</text:p>
          </table:table-cell>
          <table:table-cell table:formula="of:=FLOOR((([.AH3]-[.$E7])*([.$I6]-[.$I7])/([.$E6]-[.$E7]))+[.$I7];1)" office:value-type="float" office:value="51" calcext:value-type="float">
            <text:p>51</text:p>
          </table:table-cell>
          <table:table-cell table:formula="of:=FLOOR((([.AI3]-[.$E7])*([.$I6]-[.$I7])/([.$E6]-[.$E7]))+[.$I7];1)" office:value-type="float" office:value="81" calcext:value-type="float">
            <text:p>81</text:p>
          </table:table-cell>
          <table:table-cell table:formula="of:=FLOOR((([.AJ3]-[.$E7])*([.$I6]-[.$I7])/([.$E6]-[.$E7]))+[.$I7];1)" office:value-type="float" office:value="103" calcext:value-type="float">
            <text:p>103</text:p>
          </table:table-cell>
          <table:table-cell table:formula="of:=FLOOR((([.AK3]-[.$E7])*([.$I6]-[.$I7])/([.$E6]-[.$E7]))+[.$I7];1)" office:value-type="float" office:value="124" calcext:value-type="float">
            <text:p>124</text:p>
          </table:table-cell>
          <table:table-cell table:formula="of:=FLOOR((([.AL3]-[.$E7])*([.$I6]-[.$I7])/([.$E6]-[.$E7]))+[.$I7];1)" office:value-type="float" office:value="143" calcext:value-type="float">
            <text:p>143</text:p>
          </table:table-cell>
          <table:table-cell table:formula="of:=FLOOR((([.AM3]-[.$E7])*([.$I6]-[.$I7])/([.$E6]-[.$E7]))+[.$I7];1)" office:value-type="float" office:value="163" calcext:value-type="float">
            <text:p>163</text:p>
          </table:table-cell>
          <table:table-cell table:formula="of:=FLOOR((([.AN3]-[.$E7])*([.$I6]-[.$I7])/([.$E6]-[.$E7]))+[.$I7];1)" office:value-type="float" office:value="182" calcext:value-type="float">
            <text:p>182</text:p>
          </table:table-cell>
          <table:table-cell table:formula="of:=FLOOR((([.AO3]-[.$E7])*([.$I6]-[.$I7])/([.$E6]-[.$E7]))+[.$I7];1)" office:value-type="float" office:value="200" calcext:value-type="float">
            <text:p>200</text:p>
          </table:table-cell>
          <table:table-cell table:formula="of:=FLOOR((([.AP3]-[.$E7])*([.$I6]-[.$I7])/([.$E6]-[.$E7]))+[.$I7];1)" office:value-type="float" office:value="219" calcext:value-type="float">
            <text:p>219</text:p>
          </table:table-cell>
          <table:table-cell table:formula="of:=FLOOR((([.AQ3]-[.$E7])*([.$I6]-[.$I7])/([.$E6]-[.$E7]))+[.$I7];1)" office:value-type="float" office:value="238" calcext:value-type="float">
            <text:p>238</text:p>
          </table:table-cell>
          <table:table-cell table:formula="of:=FLOOR((([.AR3]-[.$E7])*([.$I6]-[.$I7])/([.$E6]-[.$E7]))+[.$I7];1)" office:value-type="float" office:value="256" calcext:value-type="float">
            <text:p>256</text:p>
          </table:table-cell>
          <table:table-cell table:formula="of:=FLOOR((([.AS3]-[.$E7])*([.$I6]-[.$I7])/([.$E6]-[.$E7]))+[.$I7];1)" office:value-type="float" office:value="274" calcext:value-type="float">
            <text:p>274</text:p>
          </table:table-cell>
          <table:table-cell table:formula="of:=FLOOR((([.AT3]-[.$E7])*([.$I6]-[.$I7])/([.$E6]-[.$E7]))+[.$I7];1)" office:value-type="float" office:value="304" calcext:value-type="float">
            <text:p>304</text:p>
          </table:table-cell>
          <table:table-cell table:formula="of:=FLOOR((([.AU3]-[.$E7])*([.$I6]-[.$I7])/([.$E6]-[.$E7]))+[.$I7];1)" office:value-type="float" office:value="334" calcext:value-type="float">
            <text:p>334</text:p>
          </table:table-cell>
          <table:table-cell table:formula="of:=FLOOR((([.AV3]-[.$E7])*([.$I6]-[.$I7])/([.$E6]-[.$E7]))+[.$I7];1)" office:value-type="float" office:value="365" calcext:value-type="float">
            <text:p>365</text:p>
          </table:table-cell>
          <table:table-cell table:formula="of:=FLOOR((([.AW3]-[.$E7])*([.$I6]-[.$I7])/([.$E6]-[.$E7]))+[.$I7];1)" office:value-type="float" office:value="399" calcext:value-type="float">
            <text:p>399</text:p>
          </table:table-cell>
          <table:table-cell table:formula="of:=FLOOR((([.AX3]-[.$E7])*([.$I6]-[.$I7])/([.$E6]-[.$E7]))+[.$I7];1)" office:value-type="float" office:value="399" calcext:value-type="float">
            <text:p>399</text:p>
          </table:table-cell>
          <table:table-cell table:formula="of:=FLOOR((([.AY3]-[.$E7])*([.$I6]-[.$I7])/([.$E6]-[.$E7]))+[.$I7];1)" office:value-type="float" office:value="399" calcext:value-type="float">
            <text:p>399</text:p>
          </table:table-cell>
          <table:table-cell table:formula="of:=FLOOR((([.AZ3]-[.$E7])*([.$I6]-[.$I7])/([.$E6]-[.$E7]))+[.$I7];1)" office:value-type="float" office:value="399" calcext:value-type="float">
            <text:p>399</text:p>
          </table:table-cell>
          <table:table-cell table:formula="of:=FLOOR((([.BA3]-[.$E7])*([.$I6]-[.$I7])/([.$E6]-[.$E7]))+[.$I7];1)" office:value-type="float" office:value="399" calcext:value-type="float">
            <text:p>399</text:p>
          </table:table-cell>
          <table:table-cell table:formula="of:=FLOOR((([.BB3]-[.$E7])*([.$I6]-[.$I7])/([.$E6]-[.$E7]))+[.$I7];1)" office:value-type="float" office:value="399" calcext:value-type="float">
            <text:p>399</text:p>
          </table:table-cell>
          <table:table-cell table:formula="of:=FLOOR((([.BC3]-[.$E7])*([.$I6]-[.$I7])/([.$E6]-[.$E7]))+[.$I7];1)" office:value-type="float" office:value="399" calcext:value-type="float">
            <text:p>399</text:p>
          </table:table-cell>
          <table:table-cell table:formula="of:=FLOOR((([.BD3]-[.$E7])*([.$I6]-[.$I7])/([.$E6]-[.$E7]))+[.$I7];1)" office:value-type="float" office:value="399" calcext:value-type="float">
            <text:p>399</text:p>
          </table:table-cell>
          <table:table-cell table:formula="of:=FLOOR((([.BE3]-[.$E7])*([.$I6]-[.$I7])/([.$E6]-[.$E7]))+[.$I7];1)" office:value-type="float" office:value="399" calcext:value-type="float">
            <text:p>399</text:p>
          </table:table-cell>
          <table:table-cell table:formula="of:=FLOOR((([.BF3]-[.$E7])*([.$I6]-[.$I7])/([.$E6]-[.$E7]))+[.$I7];1)" office:value-type="float" office:value="399" calcext:value-type="float">
            <text:p>399</text:p>
          </table:table-cell>
          <table:table-cell table:formula="of:=FLOOR((([.BG3]-[.$E7])*([.$I6]-[.$I7])/([.$E6]-[.$E7]))+[.$I7];1)" office:value-type="float" office:value="399" calcext:value-type="float">
            <text:p>399</text:p>
          </table:table-cell>
          <table:table-cell table:formula="of:=FLOOR((([.BH3]-[.$E7])*([.$I6]-[.$I7])/([.$E6]-[.$E7]))+[.$I7];1)" office:value-type="float" office:value="399" calcext:value-type="float">
            <text:p>399</text:p>
          </table:table-cell>
          <table:table-cell table:formula="of:=FLOOR((([.BI3]-[.$E7])*([.$I6]-[.$I7])/([.$E6]-[.$E7]))+[.$I7];1)" office:value-type="float" office:value="399" calcext:value-type="float">
            <text:p>399</text:p>
          </table:table-cell>
          <table:table-cell table:formula="of:=FLOOR((([.BJ3]-[.$E7])*([.$I6]-[.$I7])/([.$E6]-[.$E7]))+[.$I7];1)" office:value-type="float" office:value="399" calcext:value-type="float">
            <text:p>399</text:p>
          </table:table-cell>
          <table:table-cell table:formula="of:=FLOOR((([.BK3]-[.$E7])*([.$I6]-[.$I7])/([.$E6]-[.$E7]))+[.$I7];1)" office:value-type="float" office:value="399" calcext:value-type="float">
            <text:p>399</text:p>
          </table:table-cell>
          <table:table-cell table:formula="of:=FLOOR((([.BL3]-[.$E7])*([.$I6]-[.$I7])/([.$E6]-[.$E7]))+[.$I7];1)" office:value-type="float" office:value="399" calcext:value-type="float">
            <text:p>399</text:p>
          </table:table-cell>
          <table:table-cell table:formula="of:=FLOOR((([.BM3]-[.$E7])*([.$I6]-[.$I7])/([.$E6]-[.$E7]))+[.$I7];1)" office:value-type="float" office:value="399" calcext:value-type="float">
            <text:p>399</text:p>
          </table:table-cell>
          <table:table-cell table:formula="of:=FLOOR((([.BN3]-[.$E7])*([.$I6]-[.$I7])/([.$E6]-[.$E7]))+[.$I7];1)" office:value-type="float" office:value="399" calcext:value-type="float">
            <text:p>399</text:p>
          </table:table-cell>
          <table:table-cell table:formula="of:=FLOOR((([.BO3]-[.$E7])*([.$I6]-[.$I7])/([.$E6]-[.$E7]))+[.$I7];1)" office:value-type="float" office:value="399" calcext:value-type="float">
            <text:p>399</text:p>
          </table:table-cell>
          <table:table-cell table:formula="of:=FLOOR((([.BP3]-[.$E7])*([.$I6]-[.$I7])/([.$E6]-[.$E7]))+[.$I7];1)" office:value-type="float" office:value="399" calcext:value-type="float">
            <text:p>399</text:p>
          </table:table-cell>
          <table:table-cell table:formula="of:=FLOOR((([.BQ3]-[.$E7])*([.$I6]-[.$I7])/([.$E6]-[.$E7]))+[.$I7];1)" office:value-type="float" office:value="399" calcext:value-type="float">
            <text:p>399</text:p>
          </table:table-cell>
          <table:table-cell table:formula="of:=FLOOR((([.BR3]-[.$E7])*([.$I6]-[.$I7])/([.$E6]-[.$E7]))+[.$I7];1)" office:value-type="float" office:value="399" calcext:value-type="float">
            <text:p>399</text:p>
          </table:table-cell>
          <table:table-cell table:formula="of:=FLOOR((([.BS3]-[.$E7])*([.$I6]-[.$I7])/([.$E6]-[.$E7]))+[.$I7];1)" office:value-type="float" office:value="399" calcext:value-type="float">
            <text:p>399</text:p>
          </table:table-cell>
          <table:table-cell table:formula="of:=FLOOR((([.BT3]-[.$E7])*([.$I6]-[.$I7])/([.$E6]-[.$E7]))+[.$I7];1)" office:value-type="float" office:value="399" calcext:value-type="float">
            <text:p>399</text:p>
          </table:table-cell>
          <table:table-cell table:formula="of:=FLOOR((([.BU3]-[.$E7])*([.$I6]-[.$I7])/([.$E6]-[.$E7]))+[.$I7];1)" office:value-type="float" office:value="399" calcext:value-type="float">
            <text:p>399</text:p>
          </table:table-cell>
          <table:table-cell table:formula="of:=FLOOR((([.BV3]-[.$E7])*([.$I6]-[.$I7])/([.$E6]-[.$E7]))+[.$I7];1)" office:value-type="float" office:value="399" calcext:value-type="float">
            <text:p>399</text:p>
          </table:table-cell>
          <table:table-cell table:formula="of:=FLOOR((([.BW3]-[.$E7])*([.$I6]-[.$I7])/([.$E6]-[.$E7]))+[.$I7];1)" office:value-type="float" office:value="399" calcext:value-type="float">
            <text:p>399</text:p>
          </table:table-cell>
          <table:table-cell table:formula="of:=FLOOR((([.BX3]-[.$E7])*([.$I6]-[.$I7])/([.$E6]-[.$E7]))+[.$I7];1)" office:value-type="float" office:value="399" calcext:value-type="float">
            <text:p>399</text:p>
          </table:table-cell>
          <table:table-cell table:formula="of:=FLOOR((([.BY3]-[.$E7])*([.$I6]-[.$I7])/([.$E6]-[.$E7]))+[.$I7];1)" office:value-type="float" office:value="399" calcext:value-type="float">
            <text:p>399</text:p>
          </table:table-cell>
          <table:table-cell table:formula="of:=FLOOR((([.BZ3]-[.$E7])*([.$I6]-[.$I7])/([.$E6]-[.$E7]))+[.$I7];1)" office:value-type="float" office:value="399" calcext:value-type="float">
            <text:p>399</text:p>
          </table:table-cell>
          <table:table-cell table:formula="of:=FLOOR((([.CA3]-[.$E7])*([.$I6]-[.$I7])/([.$E6]-[.$E7]))+[.$I7];1)" office:value-type="float" office:value="399" calcext:value-type="float">
            <text:p>399</text:p>
          </table:table-cell>
          <table:table-cell table:formula="of:=FLOOR((([.CB3]-[.$E7])*([.$I6]-[.$I7])/([.$E6]-[.$E7]))+[.$I7];1)" office:value-type="float" office:value="399" calcext:value-type="float">
            <text:p>399</text:p>
          </table:table-cell>
          <table:table-cell table:formula="of:=FLOOR((([.CC3]-[.$E7])*([.$I6]-[.$I7])/([.$E6]-[.$E7]))+[.$I7];1)" office:value-type="float" office:value="399" calcext:value-type="float">
            <text:p>399</text:p>
          </table:table-cell>
          <table:table-cell table:formula="of:=FLOOR((([.CD3]-[.$E7])*([.$I6]-[.$I7])/([.$E6]-[.$E7]))+[.$I7];1)" office:value-type="float" office:value="365" calcext:value-type="float">
            <text:p>365</text:p>
          </table:table-cell>
          <table:table-cell table:formula="of:=FLOOR((([.CE3]-[.$E7])*([.$I6]-[.$I7])/([.$E6]-[.$E7]))+[.$I7];1)" office:value-type="float" office:value="334" calcext:value-type="float">
            <text:p>334</text:p>
          </table:table-cell>
          <table:table-cell table:formula="of:=FLOOR((([.CF3]-[.$E7])*([.$I6]-[.$I7])/([.$E6]-[.$E7]))+[.$I7];1)" office:value-type="float" office:value="304" calcext:value-type="float">
            <text:p>304</text:p>
          </table:table-cell>
          <table:table-cell table:formula="of:=FLOOR((([.CG3]-[.$E7])*([.$I6]-[.$I7])/([.$E6]-[.$E7]))+[.$I7];1)" office:value-type="float" office:value="274" calcext:value-type="float">
            <text:p>274</text:p>
          </table:table-cell>
          <table:table-cell table:formula="of:=FLOOR((([.CH3]-[.$E7])*([.$I6]-[.$I7])/([.$E6]-[.$E7]))+[.$I7];1)" office:value-type="float" office:value="256" calcext:value-type="float">
            <text:p>256</text:p>
          </table:table-cell>
          <table:table-cell table:formula="of:=FLOOR((([.CI3]-[.$E7])*([.$I6]-[.$I7])/([.$E6]-[.$E7]))+[.$I7];1)" office:value-type="float" office:value="238" calcext:value-type="float">
            <text:p>238</text:p>
          </table:table-cell>
          <table:table-cell table:formula="of:=FLOOR((([.CJ3]-[.$E7])*([.$I6]-[.$I7])/([.$E6]-[.$E7]))+[.$I7];1)" office:value-type="float" office:value="219" calcext:value-type="float">
            <text:p>219</text:p>
          </table:table-cell>
          <table:table-cell table:formula="of:=FLOOR((([.CK3]-[.$E7])*([.$I6]-[.$I7])/([.$E6]-[.$E7]))+[.$I7];1)" office:value-type="float" office:value="200" calcext:value-type="float">
            <text:p>200</text:p>
          </table:table-cell>
          <table:table-cell table:formula="of:=FLOOR((([.CL3]-[.$E7])*([.$I6]-[.$I7])/([.$E6]-[.$E7]))+[.$I7];1)" office:value-type="float" office:value="182" calcext:value-type="float">
            <text:p>182</text:p>
          </table:table-cell>
          <table:table-cell table:formula="of:=FLOOR((([.CM3]-[.$E7])*([.$I6]-[.$I7])/([.$E6]-[.$E7]))+[.$I7];1)" office:value-type="float" office:value="163" calcext:value-type="float">
            <text:p>163</text:p>
          </table:table-cell>
          <table:table-cell table:formula="of:=FLOOR((([.CN3]-[.$E7])*([.$I6]-[.$I7])/([.$E6]-[.$E7]))+[.$I7];1)" office:value-type="float" office:value="143" calcext:value-type="float">
            <text:p>143</text:p>
          </table:table-cell>
          <table:table-cell table:formula="of:=FLOOR((([.CO3]-[.$E7])*([.$I6]-[.$I7])/([.$E6]-[.$E7]))+[.$I7];1)" office:value-type="float" office:value="124" calcext:value-type="float">
            <text:p>124</text:p>
          </table:table-cell>
          <table:table-cell table:formula="of:=FLOOR((([.CP3]-[.$E7])*([.$I6]-[.$I7])/([.$E6]-[.$E7]))+[.$I7];1)" office:value-type="float" office:value="103" calcext:value-type="float">
            <text:p>103</text:p>
          </table:table-cell>
          <table:table-cell table:formula="of:=FLOOR((([.CQ3]-[.$E7])*([.$I6]-[.$I7])/([.$E6]-[.$E7]))+[.$I7];1)" office:value-type="float" office:value="81" calcext:value-type="float">
            <text:p>81</text:p>
          </table:table-cell>
          <table:table-cell table:formula="of:=FLOOR((([.CR3]-[.$E7])*([.$I6]-[.$I7])/([.$E6]-[.$E7]))+[.$I7];1)" office:value-type="float" office:value="51" calcext:value-type="float">
            <text:p>51</text:p>
          </table:table-cell>
          <table:table-cell table:formula="of:=FLOOR((([.CS3]-[.$E7])*([.$I6]-[.$I7])/([.$E6]-[.$E7]))+[.$I7];1)" office:value-type="float" office:value="0" calcext:value-type="float">
            <text:p>0</text:p>
          </table:table-cell>
          <table:table-cell table:formula="of:=FLOOR((([.CT3]-[.$E7])*([.$I6]-[.$I7])/([.$E6]-[.$E7]))+[.$I7];1)" office:value-type="float" office:value="51" calcext:value-type="float">
            <text:p>51</text:p>
          </table:table-cell>
          <table:table-cell table:formula="of:=FLOOR((([.CU3]-[.$E7])*([.$I6]-[.$I7])/([.$E6]-[.$E7]))+[.$I7];1)" office:value-type="float" office:value="81" calcext:value-type="float">
            <text:p>81</text:p>
          </table:table-cell>
          <table:table-cell table:formula="of:=FLOOR((([.CV3]-[.$E7])*([.$I6]-[.$I7])/([.$E6]-[.$E7]))+[.$I7];1)" office:value-type="float" office:value="103" calcext:value-type="float">
            <text:p>103</text:p>
          </table:table-cell>
          <table:table-cell table:formula="of:=FLOOR((([.CW3]-[.$E7])*([.$I6]-[.$I7])/([.$E6]-[.$E7]))+[.$I7];1)" office:value-type="float" office:value="124" calcext:value-type="float">
            <text:p>124</text:p>
          </table:table-cell>
          <table:table-cell table:formula="of:=FLOOR((([.CX3]-[.$E7])*([.$I6]-[.$I7])/([.$E6]-[.$E7]))+[.$I7];1)" office:value-type="float" office:value="143" calcext:value-type="float">
            <text:p>143</text:p>
          </table:table-cell>
          <table:table-cell table:formula="of:=FLOOR((([.CY3]-[.$E7])*([.$I6]-[.$I7])/([.$E6]-[.$E7]))+[.$I7];1)" office:value-type="float" office:value="163" calcext:value-type="float">
            <text:p>163</text:p>
          </table:table-cell>
          <table:table-cell table:formula="of:=FLOOR((([.CZ3]-[.$E7])*([.$I6]-[.$I7])/([.$E6]-[.$E7]))+[.$I7];1)" office:value-type="float" office:value="182" calcext:value-type="float">
            <text:p>182</text:p>
          </table:table-cell>
          <table:table-cell table:formula="of:=FLOOR((([.DA3]-[.$E7])*([.$I6]-[.$I7])/([.$E6]-[.$E7]))+[.$I7];1)" office:value-type="float" office:value="200" calcext:value-type="float">
            <text:p>200</text:p>
          </table:table-cell>
          <table:table-cell table:formula="of:=FLOOR((([.DB3]-[.$E7])*([.$I6]-[.$I7])/([.$E6]-[.$E7]))+[.$I7];1)" office:value-type="float" office:value="219" calcext:value-type="float">
            <text:p>219</text:p>
          </table:table-cell>
          <table:table-cell table:formula="of:=FLOOR((([.DC3]-[.$E7])*([.$I6]-[.$I7])/([.$E6]-[.$E7]))+[.$I7];1)" office:value-type="float" office:value="238" calcext:value-type="float">
            <text:p>238</text:p>
          </table:table-cell>
          <table:table-cell table:formula="of:=FLOOR((([.DD3]-[.$E7])*([.$I6]-[.$I7])/([.$E6]-[.$E7]))+[.$I7];1)" office:value-type="float" office:value="256" calcext:value-type="float">
            <text:p>256</text:p>
          </table:table-cell>
          <table:table-cell table:formula="of:=FLOOR((([.DE3]-[.$E7])*([.$I6]-[.$I7])/([.$E6]-[.$E7]))+[.$I7];1)" office:value-type="float" office:value="274" calcext:value-type="float">
            <text:p>274</text:p>
          </table:table-cell>
          <table:table-cell table:formula="of:=FLOOR((([.DF3]-[.$E7])*([.$I6]-[.$I7])/([.$E6]-[.$E7]))+[.$I7];1)" office:value-type="float" office:value="304" calcext:value-type="float">
            <text:p>304</text:p>
          </table:table-cell>
          <table:table-cell table:formula="of:=FLOOR((([.DG3]-[.$E7])*([.$I6]-[.$I7])/([.$E6]-[.$E7]))+[.$I7];1)" office:value-type="float" office:value="334" calcext:value-type="float">
            <text:p>334</text:p>
          </table:table-cell>
          <table:table-cell table:formula="of:=FLOOR((([.DH3]-[.$E7])*([.$I6]-[.$I7])/([.$E6]-[.$E7]))+[.$I7];1)" office:value-type="float" office:value="365" calcext:value-type="float">
            <text:p>365</text:p>
          </table:table-cell>
          <table:table-cell table:formula="of:=FLOOR((([.DI3]-[.$E7])*([.$I6]-[.$I7])/([.$E6]-[.$E7]))+[.$I7];1)" office:value-type="float" office:value="399" calcext:value-type="float">
            <text:p>399</text:p>
          </table:table-cell>
          <table:table-cell table:formula="of:=FLOOR((([.DJ3]-[.$E7])*([.$I6]-[.$I7])/([.$E6]-[.$E7]))+[.$I7];1)" office:value-type="float" office:value="399" calcext:value-type="float">
            <text:p>399</text:p>
          </table:table-cell>
          <table:table-cell table:formula="of:=FLOOR((([.DK3]-[.$E7])*([.$I6]-[.$I7])/([.$E6]-[.$E7]))+[.$I7];1)" office:value-type="float" office:value="399" calcext:value-type="float">
            <text:p>399</text:p>
          </table:table-cell>
          <table:table-cell table:formula="of:=FLOOR((([.DL3]-[.$E7])*([.$I6]-[.$I7])/([.$E6]-[.$E7]))+[.$I7];1)" office:value-type="float" office:value="399" calcext:value-type="float">
            <text:p>399</text:p>
          </table:table-cell>
          <table:table-cell table:formula="of:=FLOOR((([.DM3]-[.$E7])*([.$I6]-[.$I7])/([.$E6]-[.$E7]))+[.$I7];1)" office:value-type="float" office:value="399" calcext:value-type="float">
            <text:p>399</text:p>
          </table:table-cell>
          <table:table-cell table:formula="of:=FLOOR((([.DN3]-[.$E7])*([.$I6]-[.$I7])/([.$E6]-[.$E7]))+[.$I7];1)" office:value-type="float" office:value="399" calcext:value-type="float">
            <text:p>399</text:p>
          </table:table-cell>
          <table:table-cell table:formula="of:=FLOOR((([.DO3]-[.$E7])*([.$I6]-[.$I7])/([.$E6]-[.$E7]))+[.$I7];1)" office:value-type="float" office:value="399" calcext:value-type="float">
            <text:p>399</text:p>
          </table:table-cell>
          <table:table-cell table:formula="of:=FLOOR((([.DP3]-[.$E7])*([.$I6]-[.$I7])/([.$E6]-[.$E7]))+[.$I7];1)" office:value-type="float" office:value="399" calcext:value-type="float">
            <text:p>399</text:p>
          </table:table-cell>
          <table:table-cell table:formula="of:=FLOOR((([.DQ3]-[.$E7])*([.$I6]-[.$I7])/([.$E6]-[.$E7]))+[.$I7];1)" office:value-type="float" office:value="399" calcext:value-type="float">
            <text:p>399</text:p>
          </table:table-cell>
          <table:table-cell table:formula="of:=FLOOR((([.DR3]-[.$E7])*([.$I6]-[.$I7])/([.$E6]-[.$E7]))+[.$I7];1)" office:value-type="float" office:value="399" calcext:value-type="float">
            <text:p>399</text:p>
          </table:table-cell>
          <table:table-cell table:formula="of:=FLOOR((([.DS3]-[.$E7])*([.$I6]-[.$I7])/([.$E6]-[.$E7]))+[.$I7];1)" office:value-type="float" office:value="399" calcext:value-type="float">
            <text:p>399</text:p>
          </table:table-cell>
          <table:table-cell table:formula="of:=FLOOR((([.DT3]-[.$E7])*([.$I6]-[.$I7])/([.$E6]-[.$E7]))+[.$I7];1)" office:value-type="float" office:value="399" calcext:value-type="float">
            <text:p>399</text:p>
          </table:table-cell>
          <table:table-cell table:formula="of:=FLOOR((([.DU3]-[.$E7])*([.$I6]-[.$I7])/([.$E6]-[.$E7]))+[.$I7];1)" office:value-type="float" office:value="399" calcext:value-type="float">
            <text:p>399</text:p>
          </table:table-cell>
          <table:table-cell table:formula="of:=FLOOR((([.DV3]-[.$E7])*([.$I6]-[.$I7])/([.$E6]-[.$E7]))+[.$I7];1)" office:value-type="float" office:value="399" calcext:value-type="float">
            <text:p>399</text:p>
          </table:table-cell>
          <table:table-cell table:formula="of:=FLOOR((([.DW3]-[.$E7])*([.$I6]-[.$I7])/([.$E6]-[.$E7]))+[.$I7];1)" office:value-type="float" office:value="399" calcext:value-type="float">
            <text:p>399</text:p>
          </table:table-cell>
          <table:table-cell table:formula="of:=FLOOR((([.DX3]-[.$E7])*([.$I6]-[.$I7])/([.$E6]-[.$E7]))+[.$I7];1)" office:value-type="float" office:value="399" calcext:value-type="float">
            <text:p>399</text:p>
          </table:table-cell>
        </table:table-row>
        <table:table-row table:style-name="ro1">
          <table:table-cell table:formula="of:=FLOOR((([.A4]-[.$E7])*([.$I6]-[.$I7])/([.$E6]-[.$E7]))+[.$I7];1)" office:value-type="float" office:value="0" calcext:value-type="float">
            <text:p>0</text:p>
          </table:table-cell>
          <table:table-cell table:formula="of:=FLOOR((([.B4]-[.$E7])*([.$I6]-[.$I7])/([.$E6]-[.$E7]))+[.$I7];1)" office:value-type="float" office:value="51" calcext:value-type="float">
            <text:p>51</text:p>
          </table:table-cell>
          <table:table-cell table:formula="of:=FLOOR((([.C4]-[.$E7])*([.$I6]-[.$I7])/([.$E6]-[.$E7]))+[.$I7];1)" office:value-type="float" office:value="81" calcext:value-type="float">
            <text:p>81</text:p>
          </table:table-cell>
          <table:table-cell table:formula="of:=FLOOR((([.D4]-[.$E7])*([.$I6]-[.$I7])/([.$E6]-[.$E7]))+[.$I7];1)" office:value-type="float" office:value="103" calcext:value-type="float">
            <text:p>103</text:p>
          </table:table-cell>
          <table:table-cell table:formula="of:=FLOOR((([.E4]-[.$E7])*([.$I6]-[.$I7])/([.$E6]-[.$E7]))+[.$I7];1)" office:value-type="float" office:value="124" calcext:value-type="float">
            <text:p>124</text:p>
          </table:table-cell>
          <table:table-cell table:formula="of:=FLOOR((([.F4]-[.$E7])*([.$I6]-[.$I7])/([.$E6]-[.$E7]))+[.$I7];1)" office:value-type="float" office:value="143" calcext:value-type="float">
            <text:p>143</text:p>
          </table:table-cell>
          <table:table-cell table:formula="of:=FLOOR((([.G4]-[.$E7])*([.$I6]-[.$I7])/([.$E6]-[.$E7]))+[.$I7];1)" office:value-type="float" office:value="163" calcext:value-type="float">
            <text:p>163</text:p>
          </table:table-cell>
          <table:table-cell table:formula="of:=FLOOR((([.H4]-[.$E7])*([.$I6]-[.$I7])/([.$E6]-[.$E7]))+[.$I7];1)" office:value-type="float" office:value="182" calcext:value-type="float">
            <text:p>182</text:p>
          </table:table-cell>
          <table:table-cell table:formula="of:=FLOOR((([.I4]-[.$E7])*([.$I6]-[.$I7])/([.$E6]-[.$E7]))+[.$I7];1)" office:value-type="float" office:value="200" calcext:value-type="float">
            <text:p>200</text:p>
          </table:table-cell>
          <table:table-cell table:formula="of:=FLOOR((([.J4]-[.$E7])*([.$I6]-[.$I7])/([.$E6]-[.$E7]))+[.$I7];1)" office:value-type="float" office:value="219" calcext:value-type="float">
            <text:p>219</text:p>
          </table:table-cell>
          <table:table-cell table:formula="of:=FLOOR((([.K4]-[.$E7])*([.$I6]-[.$I7])/([.$E6]-[.$E7]))+[.$I7];1)" office:value-type="float" office:value="238" calcext:value-type="float">
            <text:p>238</text:p>
          </table:table-cell>
          <table:table-cell table:formula="of:=FLOOR((([.L4]-[.$E7])*([.$I6]-[.$I7])/([.$E6]-[.$E7]))+[.$I7];1)" office:value-type="float" office:value="256" calcext:value-type="float">
            <text:p>256</text:p>
          </table:table-cell>
          <table:table-cell table:formula="of:=FLOOR((([.M4]-[.$E7])*([.$I6]-[.$I7])/([.$E6]-[.$E7]))+[.$I7];1)" office:value-type="float" office:value="274" calcext:value-type="float">
            <text:p>274</text:p>
          </table:table-cell>
          <table:table-cell table:formula="of:=FLOOR((([.N4]-[.$E7])*([.$I6]-[.$I7])/([.$E6]-[.$E7]))+[.$I7];1)" office:value-type="float" office:value="304" calcext:value-type="float">
            <text:p>304</text:p>
          </table:table-cell>
          <table:table-cell table:formula="of:=FLOOR((([.O4]-[.$E7])*([.$I6]-[.$I7])/([.$E6]-[.$E7]))+[.$I7];1)" office:value-type="float" office:value="334" calcext:value-type="float">
            <text:p>334</text:p>
          </table:table-cell>
          <table:table-cell table:formula="of:=FLOOR((([.P4]-[.$E7])*([.$I6]-[.$I7])/([.$E6]-[.$E7]))+[.$I7];1)" office:value-type="float" office:value="365" calcext:value-type="float">
            <text:p>365</text:p>
          </table:table-cell>
          <table:table-cell table:formula="of:=FLOOR((([.Q4]-[.$E7])*([.$I6]-[.$I7])/([.$E6]-[.$E7]))+[.$I7];1)" office:value-type="float" office:value="399" calcext:value-type="float">
            <text:p>399</text:p>
          </table:table-cell>
          <table:table-cell table:formula="of:=FLOOR((([.R4]-[.$E7])*([.$I6]-[.$I7])/([.$E6]-[.$E7]))+[.$I7];1)" office:value-type="float" office:value="399" calcext:value-type="float">
            <text:p>399</text:p>
          </table:table-cell>
          <table:table-cell table:formula="of:=FLOOR((([.S4]-[.$E7])*([.$I6]-[.$I7])/([.$E6]-[.$E7]))+[.$I7];1)" office:value-type="float" office:value="399" calcext:value-type="float">
            <text:p>399</text:p>
          </table:table-cell>
          <table:table-cell table:formula="of:=FLOOR((([.T4]-[.$E7])*([.$I6]-[.$I7])/([.$E6]-[.$E7]))+[.$I7];1)" office:value-type="float" office:value="399" calcext:value-type="float">
            <text:p>399</text:p>
          </table:table-cell>
          <table:table-cell table:formula="of:=FLOOR((([.U4]-[.$E7])*([.$I6]-[.$I7])/([.$E6]-[.$E7]))+[.$I7];1)" office:value-type="float" office:value="399" calcext:value-type="float">
            <text:p>399</text:p>
          </table:table-cell>
          <table:table-cell table:formula="of:=FLOOR((([.V4]-[.$E7])*([.$I6]-[.$I7])/([.$E6]-[.$E7]))+[.$I7];1)" office:value-type="float" office:value="399" calcext:value-type="float">
            <text:p>399</text:p>
          </table:table-cell>
          <table:table-cell table:formula="of:=FLOOR((([.W4]-[.$E7])*([.$I6]-[.$I7])/([.$E6]-[.$E7]))+[.$I7];1)" office:value-type="float" office:value="399" calcext:value-type="float">
            <text:p>399</text:p>
          </table:table-cell>
          <table:table-cell table:formula="of:=FLOOR((([.X4]-[.$E7])*([.$I6]-[.$I7])/([.$E6]-[.$E7]))+[.$I7];1)" office:value-type="float" office:value="399" calcext:value-type="float">
            <text:p>399</text:p>
          </table:table-cell>
          <table:table-cell table:formula="of:=FLOOR((([.Y4]-[.$E7])*([.$I6]-[.$I7])/([.$E6]-[.$E7]))+[.$I7];1)" office:value-type="float" office:value="399" calcext:value-type="float">
            <text:p>399</text:p>
          </table:table-cell>
          <table:table-cell table:formula="of:=FLOOR((([.Z4]-[.$E7])*([.$I6]-[.$I7])/([.$E6]-[.$E7]))+[.$I7];1)" office:value-type="float" office:value="399" calcext:value-type="float">
            <text:p>399</text:p>
          </table:table-cell>
          <table:table-cell table:formula="of:=FLOOR((([.AA4]-[.$E7])*([.$I6]-[.$I7])/([.$E6]-[.$E7]))+[.$I7];1)" office:value-type="float" office:value="399" calcext:value-type="float">
            <text:p>399</text:p>
          </table:table-cell>
          <table:table-cell table:formula="of:=FLOOR((([.AB4]-[.$E7])*([.$I6]-[.$I7])/([.$E6]-[.$E7]))+[.$I7];1)" office:value-type="float" office:value="399" calcext:value-type="float">
            <text:p>399</text:p>
          </table:table-cell>
          <table:table-cell table:formula="of:=FLOOR((([.AC4]-[.$E7])*([.$I6]-[.$I7])/([.$E6]-[.$E7]))+[.$I7];1)" office:value-type="float" office:value="399" calcext:value-type="float">
            <text:p>399</text:p>
          </table:table-cell>
          <table:table-cell table:formula="of:=FLOOR((([.AD4]-[.$E7])*([.$I6]-[.$I7])/([.$E6]-[.$E7]))+[.$I7];1)" office:value-type="float" office:value="399" calcext:value-type="float">
            <text:p>399</text:p>
          </table:table-cell>
          <table:table-cell table:formula="of:=FLOOR((([.AE4]-[.$E7])*([.$I6]-[.$I7])/([.$E6]-[.$E7]))+[.$I7];1)" office:value-type="float" office:value="399" calcext:value-type="float">
            <text:p>399</text:p>
          </table:table-cell>
          <table:table-cell table:formula="of:=FLOOR((([.AF4]-[.$E7])*([.$I6]-[.$I7])/([.$E6]-[.$E7]))+[.$I7];1)" office:value-type="float" office:value="399" calcext:value-type="float">
            <text:p>399</text:p>
          </table:table-cell>
          <table:table-cell table:formula="of:=FLOOR((([.AG4]-[.$E7])*([.$I6]-[.$I7])/([.$E6]-[.$E7]))+[.$I7];1)" office:value-type="float" office:value="399" calcext:value-type="float">
            <text:p>399</text:p>
          </table:table-cell>
          <table:table-cell table:formula="of:=FLOOR((([.AH4]-[.$E7])*([.$I6]-[.$I7])/([.$E6]-[.$E7]))+[.$I7];1)" office:value-type="float" office:value="399" calcext:value-type="float">
            <text:p>399</text:p>
          </table:table-cell>
          <table:table-cell table:formula="of:=FLOOR((([.AI4]-[.$E7])*([.$I6]-[.$I7])/([.$E6]-[.$E7]))+[.$I7];1)" office:value-type="float" office:value="399" calcext:value-type="float">
            <text:p>399</text:p>
          </table:table-cell>
          <table:table-cell table:formula="of:=FLOOR((([.AJ4]-[.$E7])*([.$I6]-[.$I7])/([.$E6]-[.$E7]))+[.$I7];1)" office:value-type="float" office:value="399" calcext:value-type="float">
            <text:p>399</text:p>
          </table:table-cell>
          <table:table-cell table:formula="of:=FLOOR((([.AK4]-[.$E7])*([.$I6]-[.$I7])/([.$E6]-[.$E7]))+[.$I7];1)" office:value-type="float" office:value="399" calcext:value-type="float">
            <text:p>399</text:p>
          </table:table-cell>
          <table:table-cell table:formula="of:=FLOOR((([.AL4]-[.$E7])*([.$I6]-[.$I7])/([.$E6]-[.$E7]))+[.$I7];1)" office:value-type="float" office:value="399" calcext:value-type="float">
            <text:p>399</text:p>
          </table:table-cell>
          <table:table-cell table:formula="of:=FLOOR((([.AM4]-[.$E7])*([.$I6]-[.$I7])/([.$E6]-[.$E7]))+[.$I7];1)" office:value-type="float" office:value="399" calcext:value-type="float">
            <text:p>399</text:p>
          </table:table-cell>
          <table:table-cell table:formula="of:=FLOOR((([.AN4]-[.$E7])*([.$I6]-[.$I7])/([.$E6]-[.$E7]))+[.$I7];1)" office:value-type="float" office:value="399" calcext:value-type="float">
            <text:p>399</text:p>
          </table:table-cell>
          <table:table-cell table:formula="of:=FLOOR((([.AO4]-[.$E7])*([.$I6]-[.$I7])/([.$E6]-[.$E7]))+[.$I7];1)" office:value-type="float" office:value="399" calcext:value-type="float">
            <text:p>399</text:p>
          </table:table-cell>
          <table:table-cell table:formula="of:=FLOOR((([.AP4]-[.$E7])*([.$I6]-[.$I7])/([.$E6]-[.$E7]))+[.$I7];1)" office:value-type="float" office:value="399" calcext:value-type="float">
            <text:p>399</text:p>
          </table:table-cell>
          <table:table-cell table:formula="of:=FLOOR((([.AQ4]-[.$E7])*([.$I6]-[.$I7])/([.$E6]-[.$E7]))+[.$I7];1)" office:value-type="float" office:value="399" calcext:value-type="float">
            <text:p>399</text:p>
          </table:table-cell>
          <table:table-cell table:formula="of:=FLOOR((([.AR4]-[.$E7])*([.$I6]-[.$I7])/([.$E6]-[.$E7]))+[.$I7];1)" office:value-type="float" office:value="399" calcext:value-type="float">
            <text:p>399</text:p>
          </table:table-cell>
          <table:table-cell table:formula="of:=FLOOR((([.AS4]-[.$E7])*([.$I6]-[.$I7])/([.$E6]-[.$E7]))+[.$I7];1)" office:value-type="float" office:value="399" calcext:value-type="float">
            <text:p>399</text:p>
          </table:table-cell>
          <table:table-cell table:formula="of:=FLOOR((([.AT4]-[.$E7])*([.$I6]-[.$I7])/([.$E6]-[.$E7]))+[.$I7];1)" office:value-type="float" office:value="399" calcext:value-type="float">
            <text:p>399</text:p>
          </table:table-cell>
          <table:table-cell table:formula="of:=FLOOR((([.AU4]-[.$E7])*([.$I6]-[.$I7])/([.$E6]-[.$E7]))+[.$I7];1)" office:value-type="float" office:value="399" calcext:value-type="float">
            <text:p>399</text:p>
          </table:table-cell>
          <table:table-cell table:formula="of:=FLOOR((([.AV4]-[.$E7])*([.$I6]-[.$I7])/([.$E6]-[.$E7]))+[.$I7];1)" office:value-type="float" office:value="399" calcext:value-type="float">
            <text:p>399</text:p>
          </table:table-cell>
          <table:table-cell table:formula="of:=FLOOR((([.AW4]-[.$E7])*([.$I6]-[.$I7])/([.$E6]-[.$E7]))+[.$I7];1)" office:value-type="float" office:value="399" calcext:value-type="float">
            <text:p>399</text:p>
          </table:table-cell>
          <table:table-cell table:formula="of:=FLOOR((([.AX4]-[.$E7])*([.$I6]-[.$I7])/([.$E6]-[.$E7]))+[.$I7];1)" office:value-type="float" office:value="365" calcext:value-type="float">
            <text:p>365</text:p>
          </table:table-cell>
          <table:table-cell table:formula="of:=FLOOR((([.AY4]-[.$E7])*([.$I6]-[.$I7])/([.$E6]-[.$E7]))+[.$I7];1)" office:value-type="float" office:value="334" calcext:value-type="float">
            <text:p>334</text:p>
          </table:table-cell>
          <table:table-cell table:formula="of:=FLOOR((([.AZ4]-[.$E7])*([.$I6]-[.$I7])/([.$E6]-[.$E7]))+[.$I7];1)" office:value-type="float" office:value="304" calcext:value-type="float">
            <text:p>304</text:p>
          </table:table-cell>
          <table:table-cell table:formula="of:=FLOOR((([.BA4]-[.$E7])*([.$I6]-[.$I7])/([.$E6]-[.$E7]))+[.$I7];1)" office:value-type="float" office:value="274" calcext:value-type="float">
            <text:p>274</text:p>
          </table:table-cell>
          <table:table-cell table:formula="of:=FLOOR((([.BB4]-[.$E7])*([.$I6]-[.$I7])/([.$E6]-[.$E7]))+[.$I7];1)" office:value-type="float" office:value="256" calcext:value-type="float">
            <text:p>256</text:p>
          </table:table-cell>
          <table:table-cell table:formula="of:=FLOOR((([.BC4]-[.$E7])*([.$I6]-[.$I7])/([.$E6]-[.$E7]))+[.$I7];1)" office:value-type="float" office:value="238" calcext:value-type="float">
            <text:p>238</text:p>
          </table:table-cell>
          <table:table-cell table:formula="of:=FLOOR((([.BD4]-[.$E7])*([.$I6]-[.$I7])/([.$E6]-[.$E7]))+[.$I7];1)" office:value-type="float" office:value="219" calcext:value-type="float">
            <text:p>219</text:p>
          </table:table-cell>
          <table:table-cell table:formula="of:=FLOOR((([.BE4]-[.$E7])*([.$I6]-[.$I7])/([.$E6]-[.$E7]))+[.$I7];1)" office:value-type="float" office:value="200" calcext:value-type="float">
            <text:p>200</text:p>
          </table:table-cell>
          <table:table-cell table:formula="of:=FLOOR((([.BF4]-[.$E7])*([.$I6]-[.$I7])/([.$E6]-[.$E7]))+[.$I7];1)" office:value-type="float" office:value="182" calcext:value-type="float">
            <text:p>182</text:p>
          </table:table-cell>
          <table:table-cell table:formula="of:=FLOOR((([.BG4]-[.$E7])*([.$I6]-[.$I7])/([.$E6]-[.$E7]))+[.$I7];1)" office:value-type="float" office:value="163" calcext:value-type="float">
            <text:p>163</text:p>
          </table:table-cell>
          <table:table-cell table:formula="of:=FLOOR((([.BH4]-[.$E7])*([.$I6]-[.$I7])/([.$E6]-[.$E7]))+[.$I7];1)" office:value-type="float" office:value="143" calcext:value-type="float">
            <text:p>143</text:p>
          </table:table-cell>
          <table:table-cell table:formula="of:=FLOOR((([.BI4]-[.$E7])*([.$I6]-[.$I7])/([.$E6]-[.$E7]))+[.$I7];1)" office:value-type="float" office:value="124" calcext:value-type="float">
            <text:p>124</text:p>
          </table:table-cell>
          <table:table-cell table:formula="of:=FLOOR((([.BJ4]-[.$E7])*([.$I6]-[.$I7])/([.$E6]-[.$E7]))+[.$I7];1)" office:value-type="float" office:value="103" calcext:value-type="float">
            <text:p>103</text:p>
          </table:table-cell>
          <table:table-cell table:formula="of:=FLOOR((([.BK4]-[.$E7])*([.$I6]-[.$I7])/([.$E6]-[.$E7]))+[.$I7];1)" office:value-type="float" office:value="81" calcext:value-type="float">
            <text:p>81</text:p>
          </table:table-cell>
          <table:table-cell table:formula="of:=FLOOR((([.BL4]-[.$E7])*([.$I6]-[.$I7])/([.$E6]-[.$E7]))+[.$I7];1)" office:value-type="float" office:value="51" calcext:value-type="float">
            <text:p>51</text:p>
          </table:table-cell>
          <table:table-cell table:formula="of:=FLOOR((([.BM4]-[.$E7])*([.$I6]-[.$I7])/([.$E6]-[.$E7]))+[.$I7];1)" office:value-type="float" office:value="0" calcext:value-type="float">
            <text:p>0</text:p>
          </table:table-cell>
          <table:table-cell table:formula="of:=FLOOR((([.BN4]-[.$E7])*([.$I6]-[.$I7])/([.$E6]-[.$E7]))+[.$I7];1)" office:value-type="float" office:value="51" calcext:value-type="float">
            <text:p>51</text:p>
          </table:table-cell>
          <table:table-cell table:formula="of:=FLOOR((([.BO4]-[.$E7])*([.$I6]-[.$I7])/([.$E6]-[.$E7]))+[.$I7];1)" office:value-type="float" office:value="81" calcext:value-type="float">
            <text:p>81</text:p>
          </table:table-cell>
          <table:table-cell table:formula="of:=FLOOR((([.BP4]-[.$E7])*([.$I6]-[.$I7])/([.$E6]-[.$E7]))+[.$I7];1)" office:value-type="float" office:value="103" calcext:value-type="float">
            <text:p>103</text:p>
          </table:table-cell>
          <table:table-cell table:formula="of:=FLOOR((([.BQ4]-[.$E7])*([.$I6]-[.$I7])/([.$E6]-[.$E7]))+[.$I7];1)" office:value-type="float" office:value="124" calcext:value-type="float">
            <text:p>124</text:p>
          </table:table-cell>
          <table:table-cell table:formula="of:=FLOOR((([.BR4]-[.$E7])*([.$I6]-[.$I7])/([.$E6]-[.$E7]))+[.$I7];1)" office:value-type="float" office:value="143" calcext:value-type="float">
            <text:p>143</text:p>
          </table:table-cell>
          <table:table-cell table:formula="of:=FLOOR((([.BS4]-[.$E7])*([.$I6]-[.$I7])/([.$E6]-[.$E7]))+[.$I7];1)" office:value-type="float" office:value="163" calcext:value-type="float">
            <text:p>163</text:p>
          </table:table-cell>
          <table:table-cell table:formula="of:=FLOOR((([.BT4]-[.$E7])*([.$I6]-[.$I7])/([.$E6]-[.$E7]))+[.$I7];1)" office:value-type="float" office:value="182" calcext:value-type="float">
            <text:p>182</text:p>
          </table:table-cell>
          <table:table-cell table:formula="of:=FLOOR((([.BU4]-[.$E7])*([.$I6]-[.$I7])/([.$E6]-[.$E7]))+[.$I7];1)" office:value-type="float" office:value="200" calcext:value-type="float">
            <text:p>200</text:p>
          </table:table-cell>
          <table:table-cell table:formula="of:=FLOOR((([.BV4]-[.$E7])*([.$I6]-[.$I7])/([.$E6]-[.$E7]))+[.$I7];1)" office:value-type="float" office:value="219" calcext:value-type="float">
            <text:p>219</text:p>
          </table:table-cell>
          <table:table-cell table:formula="of:=FLOOR((([.BW4]-[.$E7])*([.$I6]-[.$I7])/([.$E6]-[.$E7]))+[.$I7];1)" office:value-type="float" office:value="238" calcext:value-type="float">
            <text:p>238</text:p>
          </table:table-cell>
          <table:table-cell table:formula="of:=FLOOR((([.BX4]-[.$E7])*([.$I6]-[.$I7])/([.$E6]-[.$E7]))+[.$I7];1)" office:value-type="float" office:value="256" calcext:value-type="float">
            <text:p>256</text:p>
          </table:table-cell>
          <table:table-cell table:formula="of:=FLOOR((([.BY4]-[.$E7])*([.$I6]-[.$I7])/([.$E6]-[.$E7]))+[.$I7];1)" office:value-type="float" office:value="274" calcext:value-type="float">
            <text:p>274</text:p>
          </table:table-cell>
          <table:table-cell table:formula="of:=FLOOR((([.BZ4]-[.$E7])*([.$I6]-[.$I7])/([.$E6]-[.$E7]))+[.$I7];1)" office:value-type="float" office:value="304" calcext:value-type="float">
            <text:p>304</text:p>
          </table:table-cell>
          <table:table-cell table:formula="of:=FLOOR((([.CA4]-[.$E7])*([.$I6]-[.$I7])/([.$E6]-[.$E7]))+[.$I7];1)" office:value-type="float" office:value="334" calcext:value-type="float">
            <text:p>334</text:p>
          </table:table-cell>
          <table:table-cell table:formula="of:=FLOOR((([.CB4]-[.$E7])*([.$I6]-[.$I7])/([.$E6]-[.$E7]))+[.$I7];1)" office:value-type="float" office:value="365" calcext:value-type="float">
            <text:p>365</text:p>
          </table:table-cell>
          <table:table-cell table:formula="of:=FLOOR((([.CC4]-[.$E7])*([.$I6]-[.$I7])/([.$E6]-[.$E7]))+[.$I7];1)" office:value-type="float" office:value="399" calcext:value-type="float">
            <text:p>399</text:p>
          </table:table-cell>
          <table:table-cell table:formula="of:=FLOOR((([.CD4]-[.$E7])*([.$I6]-[.$I7])/([.$E6]-[.$E7]))+[.$I7];1)" office:value-type="float" office:value="399" calcext:value-type="float">
            <text:p>399</text:p>
          </table:table-cell>
          <table:table-cell table:formula="of:=FLOOR((([.CE4]-[.$E7])*([.$I6]-[.$I7])/([.$E6]-[.$E7]))+[.$I7];1)" office:value-type="float" office:value="399" calcext:value-type="float">
            <text:p>399</text:p>
          </table:table-cell>
          <table:table-cell table:formula="of:=FLOOR((([.CF4]-[.$E7])*([.$I6]-[.$I7])/([.$E6]-[.$E7]))+[.$I7];1)" office:value-type="float" office:value="399" calcext:value-type="float">
            <text:p>399</text:p>
          </table:table-cell>
          <table:table-cell table:formula="of:=FLOOR((([.CG4]-[.$E7])*([.$I6]-[.$I7])/([.$E6]-[.$E7]))+[.$I7];1)" office:value-type="float" office:value="399" calcext:value-type="float">
            <text:p>399</text:p>
          </table:table-cell>
          <table:table-cell table:formula="of:=FLOOR((([.CH4]-[.$E7])*([.$I6]-[.$I7])/([.$E6]-[.$E7]))+[.$I7];1)" office:value-type="float" office:value="399" calcext:value-type="float">
            <text:p>399</text:p>
          </table:table-cell>
          <table:table-cell table:formula="of:=FLOOR((([.CI4]-[.$E7])*([.$I6]-[.$I7])/([.$E6]-[.$E7]))+[.$I7];1)" office:value-type="float" office:value="399" calcext:value-type="float">
            <text:p>399</text:p>
          </table:table-cell>
          <table:table-cell table:formula="of:=FLOOR((([.CJ4]-[.$E7])*([.$I6]-[.$I7])/([.$E6]-[.$E7]))+[.$I7];1)" office:value-type="float" office:value="399" calcext:value-type="float">
            <text:p>399</text:p>
          </table:table-cell>
          <table:table-cell table:formula="of:=FLOOR((([.CK4]-[.$E7])*([.$I6]-[.$I7])/([.$E6]-[.$E7]))+[.$I7];1)" office:value-type="float" office:value="399" calcext:value-type="float">
            <text:p>399</text:p>
          </table:table-cell>
          <table:table-cell table:formula="of:=FLOOR((([.CL4]-[.$E7])*([.$I6]-[.$I7])/([.$E6]-[.$E7]))+[.$I7];1)" office:value-type="float" office:value="399" calcext:value-type="float">
            <text:p>399</text:p>
          </table:table-cell>
          <table:table-cell table:formula="of:=FLOOR((([.CM4]-[.$E7])*([.$I6]-[.$I7])/([.$E6]-[.$E7]))+[.$I7];1)" office:value-type="float" office:value="399" calcext:value-type="float">
            <text:p>399</text:p>
          </table:table-cell>
          <table:table-cell table:formula="of:=FLOOR((([.CN4]-[.$E7])*([.$I6]-[.$I7])/([.$E6]-[.$E7]))+[.$I7];1)" office:value-type="float" office:value="399" calcext:value-type="float">
            <text:p>399</text:p>
          </table:table-cell>
          <table:table-cell table:formula="of:=FLOOR((([.CO4]-[.$E7])*([.$I6]-[.$I7])/([.$E6]-[.$E7]))+[.$I7];1)" office:value-type="float" office:value="399" calcext:value-type="float">
            <text:p>399</text:p>
          </table:table-cell>
          <table:table-cell table:formula="of:=FLOOR((([.CP4]-[.$E7])*([.$I6]-[.$I7])/([.$E6]-[.$E7]))+[.$I7];1)" office:value-type="float" office:value="399" calcext:value-type="float">
            <text:p>399</text:p>
          </table:table-cell>
          <table:table-cell table:formula="of:=FLOOR((([.CQ4]-[.$E7])*([.$I6]-[.$I7])/([.$E6]-[.$E7]))+[.$I7];1)" office:value-type="float" office:value="399" calcext:value-type="float">
            <text:p>399</text:p>
          </table:table-cell>
          <table:table-cell table:formula="of:=FLOOR((([.CR4]-[.$E7])*([.$I6]-[.$I7])/([.$E6]-[.$E7]))+[.$I7];1)" office:value-type="float" office:value="399" calcext:value-type="float">
            <text:p>399</text:p>
          </table:table-cell>
          <table:table-cell table:formula="of:=FLOOR((([.CS4]-[.$E7])*([.$I6]-[.$I7])/([.$E6]-[.$E7]))+[.$I7];1)" office:value-type="float" office:value="399" calcext:value-type="float">
            <text:p>399</text:p>
          </table:table-cell>
          <table:table-cell table:formula="of:=FLOOR((([.CT4]-[.$E7])*([.$I6]-[.$I7])/([.$E6]-[.$E7]))+[.$I7];1)" office:value-type="float" office:value="399" calcext:value-type="float">
            <text:p>399</text:p>
          </table:table-cell>
          <table:table-cell table:formula="of:=FLOOR((([.CU4]-[.$E7])*([.$I6]-[.$I7])/([.$E6]-[.$E7]))+[.$I7];1)" office:value-type="float" office:value="399" calcext:value-type="float">
            <text:p>399</text:p>
          </table:table-cell>
          <table:table-cell table:formula="of:=FLOOR((([.CV4]-[.$E7])*([.$I6]-[.$I7])/([.$E6]-[.$E7]))+[.$I7];1)" office:value-type="float" office:value="399" calcext:value-type="float">
            <text:p>399</text:p>
          </table:table-cell>
          <table:table-cell table:formula="of:=FLOOR((([.CW4]-[.$E7])*([.$I6]-[.$I7])/([.$E6]-[.$E7]))+[.$I7];1)" office:value-type="float" office:value="399" calcext:value-type="float">
            <text:p>399</text:p>
          </table:table-cell>
          <table:table-cell table:formula="of:=FLOOR((([.CX4]-[.$E7])*([.$I6]-[.$I7])/([.$E6]-[.$E7]))+[.$I7];1)" office:value-type="float" office:value="399" calcext:value-type="float">
            <text:p>399</text:p>
          </table:table-cell>
          <table:table-cell table:formula="of:=FLOOR((([.CY4]-[.$E7])*([.$I6]-[.$I7])/([.$E6]-[.$E7]))+[.$I7];1)" office:value-type="float" office:value="399" calcext:value-type="float">
            <text:p>399</text:p>
          </table:table-cell>
          <table:table-cell table:formula="of:=FLOOR((([.CZ4]-[.$E7])*([.$I6]-[.$I7])/([.$E6]-[.$E7]))+[.$I7];1)" office:value-type="float" office:value="399" calcext:value-type="float">
            <text:p>399</text:p>
          </table:table-cell>
          <table:table-cell table:formula="of:=FLOOR((([.DA4]-[.$E7])*([.$I6]-[.$I7])/([.$E6]-[.$E7]))+[.$I7];1)" office:value-type="float" office:value="399" calcext:value-type="float">
            <text:p>399</text:p>
          </table:table-cell>
          <table:table-cell table:formula="of:=FLOOR((([.DB4]-[.$E7])*([.$I6]-[.$I7])/([.$E6]-[.$E7]))+[.$I7];1)" office:value-type="float" office:value="399" calcext:value-type="float">
            <text:p>399</text:p>
          </table:table-cell>
          <table:table-cell table:formula="of:=FLOOR((([.DC4]-[.$E7])*([.$I6]-[.$I7])/([.$E6]-[.$E7]))+[.$I7];1)" office:value-type="float" office:value="399" calcext:value-type="float">
            <text:p>399</text:p>
          </table:table-cell>
          <table:table-cell table:formula="of:=FLOOR((([.DD4]-[.$E7])*([.$I6]-[.$I7])/([.$E6]-[.$E7]))+[.$I7];1)" office:value-type="float" office:value="399" calcext:value-type="float">
            <text:p>399</text:p>
          </table:table-cell>
          <table:table-cell table:formula="of:=FLOOR((([.DE4]-[.$E7])*([.$I6]-[.$I7])/([.$E6]-[.$E7]))+[.$I7];1)" office:value-type="float" office:value="399" calcext:value-type="float">
            <text:p>399</text:p>
          </table:table-cell>
          <table:table-cell table:formula="of:=FLOOR((([.DF4]-[.$E7])*([.$I6]-[.$I7])/([.$E6]-[.$E7]))+[.$I7];1)" office:value-type="float" office:value="399" calcext:value-type="float">
            <text:p>399</text:p>
          </table:table-cell>
          <table:table-cell table:formula="of:=FLOOR((([.DG4]-[.$E7])*([.$I6]-[.$I7])/([.$E6]-[.$E7]))+[.$I7];1)" office:value-type="float" office:value="399" calcext:value-type="float">
            <text:p>399</text:p>
          </table:table-cell>
          <table:table-cell table:formula="of:=FLOOR((([.DH4]-[.$E7])*([.$I6]-[.$I7])/([.$E6]-[.$E7]))+[.$I7];1)" office:value-type="float" office:value="399" calcext:value-type="float">
            <text:p>399</text:p>
          </table:table-cell>
          <table:table-cell table:formula="of:=FLOOR((([.DI4]-[.$E7])*([.$I6]-[.$I7])/([.$E6]-[.$E7]))+[.$I7];1)" office:value-type="float" office:value="399" calcext:value-type="float">
            <text:p>399</text:p>
          </table:table-cell>
          <table:table-cell table:formula="of:=FLOOR((([.DJ4]-[.$E7])*([.$I6]-[.$I7])/([.$E6]-[.$E7]))+[.$I7];1)" office:value-type="float" office:value="365" calcext:value-type="float">
            <text:p>365</text:p>
          </table:table-cell>
          <table:table-cell table:formula="of:=FLOOR((([.DK4]-[.$E7])*([.$I6]-[.$I7])/([.$E6]-[.$E7]))+[.$I7];1)" office:value-type="float" office:value="334" calcext:value-type="float">
            <text:p>334</text:p>
          </table:table-cell>
          <table:table-cell table:formula="of:=FLOOR((([.DL4]-[.$E7])*([.$I6]-[.$I7])/([.$E6]-[.$E7]))+[.$I7];1)" office:value-type="float" office:value="304" calcext:value-type="float">
            <text:p>304</text:p>
          </table:table-cell>
          <table:table-cell table:formula="of:=FLOOR((([.DM4]-[.$E7])*([.$I6]-[.$I7])/([.$E6]-[.$E7]))+[.$I7];1)" office:value-type="float" office:value="274" calcext:value-type="float">
            <text:p>274</text:p>
          </table:table-cell>
          <table:table-cell table:formula="of:=FLOOR((([.DN4]-[.$E7])*([.$I6]-[.$I7])/([.$E6]-[.$E7]))+[.$I7];1)" office:value-type="float" office:value="256" calcext:value-type="float">
            <text:p>256</text:p>
          </table:table-cell>
          <table:table-cell table:formula="of:=FLOOR((([.DO4]-[.$E7])*([.$I6]-[.$I7])/([.$E6]-[.$E7]))+[.$I7];1)" office:value-type="float" office:value="238" calcext:value-type="float">
            <text:p>238</text:p>
          </table:table-cell>
          <table:table-cell table:formula="of:=FLOOR((([.DP4]-[.$E7])*([.$I6]-[.$I7])/([.$E6]-[.$E7]))+[.$I7];1)" office:value-type="float" office:value="219" calcext:value-type="float">
            <text:p>219</text:p>
          </table:table-cell>
          <table:table-cell table:formula="of:=FLOOR((([.DQ4]-[.$E7])*([.$I6]-[.$I7])/([.$E6]-[.$E7]))+[.$I7];1)" office:value-type="float" office:value="200" calcext:value-type="float">
            <text:p>200</text:p>
          </table:table-cell>
          <table:table-cell table:formula="of:=FLOOR((([.DR4]-[.$E7])*([.$I6]-[.$I7])/([.$E6]-[.$E7]))+[.$I7];1)" office:value-type="float" office:value="182" calcext:value-type="float">
            <text:p>182</text:p>
          </table:table-cell>
          <table:table-cell table:formula="of:=FLOOR((([.DS4]-[.$E7])*([.$I6]-[.$I7])/([.$E6]-[.$E7]))+[.$I7];1)" office:value-type="float" office:value="163" calcext:value-type="float">
            <text:p>163</text:p>
          </table:table-cell>
          <table:table-cell table:formula="of:=FLOOR((([.DT4]-[.$E7])*([.$I6]-[.$I7])/([.$E6]-[.$E7]))+[.$I7];1)" office:value-type="float" office:value="143" calcext:value-type="float">
            <text:p>143</text:p>
          </table:table-cell>
          <table:table-cell table:formula="of:=FLOOR((([.DU4]-[.$E7])*([.$I6]-[.$I7])/([.$E6]-[.$E7]))+[.$I7];1)" office:value-type="float" office:value="124" calcext:value-type="float">
            <text:p>124</text:p>
          </table:table-cell>
          <table:table-cell table:formula="of:=FLOOR((([.DV4]-[.$E7])*([.$I6]-[.$I7])/([.$E6]-[.$E7]))+[.$I7];1)" office:value-type="float" office:value="103" calcext:value-type="float">
            <text:p>103</text:p>
          </table:table-cell>
          <table:table-cell table:formula="of:=FLOOR((([.DW4]-[.$E7])*([.$I6]-[.$I7])/([.$E6]-[.$E7]))+[.$I7];1)" office:value-type="float" office:value="81" calcext:value-type="float">
            <text:p>81</text:p>
          </table:table-cell>
          <table:table-cell table:formula="of:=FLOOR((([.DX4]-[.$E7])*([.$I6]-[.$I7])/([.$E6]-[.$E7]))+[.$I7];1)" office:value-type="float" office:value="51" calcext:value-type="float">
            <text:p>51</text:p>
          </table:table-cell>
        </table:table-row>
        <table:table-row table:style-name="ro1" table:number-rows-repeated="4">
          <table:table-cell table:number-columns-repeated="128"/>
        </table:table-row>
        <table:table-row table:style-name="ro1">
          <table:table-cell table:number-columns-repeated="3"/>
          <table:table-cell office:value-type="string" calcext:value-type="string">
            <text:p>Fpwm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string" calcext:value-type="string">
            <text:p>Hz</text:p>
          </table:table-cell>
          <table:table-cell table:number-columns-repeated="121"/>
        </table:table-row>
        <table:table-row table:style-name="ro1">
          <table:table-cell table:number-columns-repeated="3"/>
          <table:table-cell office:value-type="string" calcext:value-type="string">
            <text:p>Fosc</text:p>
          </table:table-cell>
          <table:table-cell/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Hz</text:p>
          </table:table-cell>
          <table:table-cell table:number-columns-repeated="121"/>
        </table:table-row>
        <table:table-row table:style-name="ro1" table:number-rows-repeated="3">
          <table:table-cell table:number-columns-repeated="128"/>
        </table:table-row>
        <table:table-row table:style-name="ro1">
          <table:table-cell table:number-columns-repeated="4"/>
          <table:table-cell office:value-type="string" calcext:value-type="string">
            <text:p>prescaler</text:p>
          </table:table-cell>
          <table:table-cell office:value-type="string" calcext:value-type="string">
            <text:p>Top (Fast)</text:p>
          </table:table-cell>
          <table:table-cell office:value-type="string" calcext:value-type="string">
            <text:p>Resolution(Fast)</text:p>
          </table:table-cell>
          <table:table-cell office:value-type="string" calcext:value-type="string">
            <text:p>Top (Phase)</text:p>
          </table:table-cell>
          <table:table-cell office:value-type="string" calcext:value-type="string">
            <text:p>Resolution(Phaset)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$F$16]/([.E21]*[.$F$15])-1" office:value-type="float" office:value="399" calcext:value-type="float">
            <text:p>399</text:p>
          </table:table-cell>
          <table:table-cell table:formula="of:=FLOOR(LOG10([.F21])/LOG10(2);1)" office:value-type="float" office:value="8" calcext:value-type="float">
            <text:p>8</text:p>
          </table:table-cell>
          <table:table-cell table:formula="of:=[.$F$16]/(2*[.E21]*[.$F$15])" office:value-type="float" office:value="200" calcext:value-type="float">
            <text:p>200</text:p>
          </table:table-cell>
          <table:table-cell table:formula="of:=FLOOR(LOG10([.H21])/LOG10(2);1)" office:value-type="float" office:value="7" calcext:value-type="float">
            <text:p>7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[.$F$16]/([.E22]*[.$F$15])-1" office:value-type="float" office:value="49" calcext:value-type="float">
            <text:p>49</text:p>
          </table:table-cell>
          <table:table-cell table:formula="of:=FLOOR(LOG10([.F22])/LOG10(2);1)" office:value-type="float" office:value="5" calcext:value-type="float">
            <text:p>5</text:p>
          </table:table-cell>
          <table:table-cell table:formula="of:=[.$F$16]/(2*[.E22]*[.$F$15])" office:value-type="float" office:value="25" calcext:value-type="float">
            <text:p>25</text:p>
          </table:table-cell>
          <table:table-cell table:formula="of:=FLOOR(LOG10([.H22])/LOG10(2);1)" office:value-type="float" office:value="4" calcext:value-type="float">
            <text:p>4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formula="of:=[.$F$16]/([.E23]*[.$F$15])-1" office:value-type="float" office:value="5.25" calcext:value-type="float">
            <text:p>5.25</text:p>
          </table:table-cell>
          <table:table-cell table:formula="of:=FLOOR(LOG10([.F23])/LOG10(2);1)" office:value-type="float" office:value="2" calcext:value-type="float">
            <text:p>2</text:p>
          </table:table-cell>
          <table:table-cell table:formula="of:=[.$F$16]/(2*[.E23]*[.$F$15])" office:value-type="float" office:value="3.125" calcext:value-type="float">
            <text:p>3.125</text:p>
          </table:table-cell>
          <table:table-cell table:formula="of:=FLOOR(LOG10([.H23])/LOG10(2);1)" office:value-type="float" office:value="1" calcext:value-type="float">
            <text:p>1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256" calcext:value-type="float">
            <text:p>256</text:p>
          </table:table-cell>
          <table:table-cell table:formula="of:=[.$F$16]/([.E24]*[.$F$15])-1" office:value-type="float" office:value="0.5625" calcext:value-type="float">
            <text:p>0.5625</text:p>
          </table:table-cell>
          <table:table-cell table:formula="of:=FLOOR(LOG10([.F24])/LOG10(2);1)" office:value-type="string" office:string-value="" calcext:value-type="error">
            <text:p>Err:502</text:p>
          </table:table-cell>
          <table:table-cell table:formula="of:=[.$F$16]/(2*[.E24]*[.$F$15])" office:value-type="float" office:value="0.78125" calcext:value-type="float">
            <text:p>0.78125</text:p>
          </table:table-cell>
          <table:table-cell table:formula="of:=FLOOR(LOG10([.H24])/LOG10(2);1)" office:value-type="string" office:string-value="" calcext:value-type="error">
            <text:p>Err:502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1024" calcext:value-type="float">
            <text:p>1024</text:p>
          </table:table-cell>
          <table:table-cell table:formula="of:=[.$F$16]/([.E25]*[.$F$15])-1" office:value-type="float" office:value="-0.609375" calcext:value-type="float">
            <text:p>-0.609375</text:p>
          </table:table-cell>
          <table:table-cell table:formula="of:=FLOOR(LOG10([.F25])/LOG10(2);1)" office:value-type="string" office:string-value="" calcext:value-type="error">
            <text:p>Err:502</text:p>
          </table:table-cell>
          <table:table-cell table:formula="of:=[.$F$16]/(2*[.E25]*[.$F$15])" office:value-type="float" office:value="0.1953125" calcext:value-type="float">
            <text:p>0.1953125</text:p>
          </table:table-cell>
          <table:table-cell table:formula="of:=FLOOR(LOG10([.H25])/LOG10(2);1)" office:value-type="string" office:string-value="" calcext:value-type="error">
            <text:p>Err:502</text:p>
          </table:table-cell>
          <table:table-cell table:number-columns-repeated="119"/>
        </table:table-row>
        <table:table-row table:style-name="ro1" table:number-rows-repeated="2">
          <table:table-cell table:number-columns-repeated="128"/>
        </table:table-row>
        <table:table-row table:style-name="ro1">
          <table:table-cell table:number-columns-repeated="6"/>
          <table:table-cell office:value-type="string" calcext:value-type="string">
            <text:p>step frequency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HZ</text:p>
          </table:table-cell>
          <table:table-cell table:number-columns-repeated="119"/>
        </table:table-row>
        <table:table-row table:style-name="ro1">
          <table:table-cell table:number-columns-repeated="6"/>
          <table:table-cell office:value-type="string" calcext:value-type="string">
            <text:p>default step angle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degree/ step</text:p>
          </table:table-cell>
          <table:table-cell table:number-columns-repeated="119"/>
        </table:table-row>
        <table:table-row table:style-name="ro1">
          <table:table-cell table:number-columns-repeated="128"/>
        </table:table-row>
        <table:table-row table:style-name="ro1">
          <table:table-cell table:number-columns-repeated="4"/>
          <table:table-cell office:value-type="string" calcext:value-type="string">
            <text:p>microstep</text:p>
          </table:table-cell>
          <table:table-cell office:value-type="string" calcext:value-type="string">
            <text:p>steps per rotation</text:p>
          </table:table-cell>
          <table:table-cell office:value-type="string" calcext:value-type="string">
            <text:p>Revolution/ uS</text:p>
          </table:table-cell>
          <table:table-cell table:style-name="ce1" office:value-type="string" calcext:value-type="string">
            <text:p>Revolution/ S</text:p>
          </table:table-cell>
          <table:table-cell office:value-type="string" calcext:value-type="string">
            <text:p>RPM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(360/([.$H$29]))*[.E32]" office:value-type="float" office:value="200" calcext:value-type="float">
            <text:p>200</text:p>
          </table:table-cell>
          <table:table-cell/>
          <table:table-cell table:formula="of:=1/([.F32]/[.$H$28])" office:value-type="float" office:value="100" calcext:value-type="float">
            <text:p>100</text:p>
          </table:table-cell>
          <table:table-cell table:formula="of:=[.H32]*60" office:value-type="float" office:value="6000" calcext:value-type="float">
            <text:p>6000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(360/([.$H$29]))*[.E33]" office:value-type="float" office:value="400" calcext:value-type="float">
            <text:p>400</text:p>
          </table:table-cell>
          <table:table-cell/>
          <table:table-cell table:formula="of:=1/([.F33]/[.$H$28])" office:value-type="float" office:value="50" calcext:value-type="float">
            <text:p>50</text:p>
          </table:table-cell>
          <table:table-cell table:formula="of:=[.H33]*60" office:value-type="float" office:value="3000" calcext:value-type="float">
            <text:p>3000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(360/([.$H$29]))*[.E34]" office:value-type="float" office:value="800" calcext:value-type="float">
            <text:p>800</text:p>
          </table:table-cell>
          <table:table-cell/>
          <table:table-cell table:formula="of:=1/([.F34]/[.$H$28])" office:value-type="float" office:value="25" calcext:value-type="float">
            <text:p>25</text:p>
          </table:table-cell>
          <table:table-cell table:formula="of:=[.H34]*60" office:value-type="float" office:value="1500" calcext:value-type="float">
            <text:p>1500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(360/([.$H$29]))*[.E35]" office:value-type="float" office:value="1600" calcext:value-type="float">
            <text:p>1600</text:p>
          </table:table-cell>
          <table:table-cell/>
          <table:table-cell table:formula="of:=1/([.F35]/[.$H$28])" office:value-type="float" office:value="12.5" calcext:value-type="float">
            <text:p>12.5</text:p>
          </table:table-cell>
          <table:table-cell table:formula="of:=[.H35]*60" office:value-type="float" office:value="750" calcext:value-type="float">
            <text:p>750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(360/([.$H$29]))*[.E36]" office:value-type="float" office:value="3200" calcext:value-type="float">
            <text:p>3200</text:p>
          </table:table-cell>
          <table:table-cell/>
          <table:table-cell table:formula="of:=1/([.F36]/[.$H$28])" office:value-type="float" office:value="6.25" calcext:value-type="float">
            <text:p>6.25</text:p>
          </table:table-cell>
          <table:table-cell table:formula="of:=[.H36]*60" office:value-type="float" office:value="375" calcext:value-type="float">
            <text:p>375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(360/([.$H$29]))*[.E37]" office:value-type="float" office:value="6400" calcext:value-type="float">
            <text:p>6400</text:p>
          </table:table-cell>
          <table:table-cell/>
          <table:table-cell table:formula="of:=1/([.F37]/[.$H$28])" office:value-type="float" office:value="3.125" calcext:value-type="float">
            <text:p>3.125</text:p>
          </table:table-cell>
          <table:table-cell table:formula="of:=[.H37]*60" office:value-type="float" office:value="187.5" calcext:value-type="float">
            <text:p>187.5</text:p>
          </table:table-cell>
          <table:table-cell table:number-columns-repeated="1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2-12T03:47:18.661055689</dc:date>
    <meta:editing-duration>PT52S</meta:editing-duration>
    <meta:editing-cycles>2</meta:editing-cycles>
    <meta:document-statistic meta:table-count="1" meta:cell-count="592" meta:object-count="0"/>
  </office:meta>
</office:document-meta>
</file>